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Al Ax 396.152 nm ppm</text:p>
          </table:table-cell>
          <table:table-cell office:value-type="string" calcext:value-type="string">
            <text:p>Al R 396.152 nm ppm</text:p>
          </table:table-cell>
          <table:table-cell office:value-type="string" calcext:value-type="string">
            <text:p>Ba Ax 230.424 nm ppm</text:p>
          </table:table-cell>
          <table:table-cell office:value-type="string" calcext:value-type="string">
            <text:p>Ba Ax 233.527 nm ppm</text:p>
          </table:table-cell>
          <table:table-cell office:value-type="string" calcext:value-type="string">
            <text:p>Ba Ax 455.403 nm ppm</text:p>
          </table:table-cell>
          <table:table-cell office:value-type="string" calcext:value-type="string">
            <text:p>Ba Ax 493.408 nm ppm</text:p>
          </table:table-cell>
          <table:table-cell office:value-type="string" calcext:value-type="string">
            <text:p>Ba R 230.424 nm ppm</text:p>
          </table:table-cell>
          <table:table-cell office:value-type="string" calcext:value-type="string">
            <text:p>Ba R 233.527 nm ppm</text:p>
          </table:table-cell>
          <table:table-cell office:value-type="string" calcext:value-type="string">
            <text:p>Ba R 455.403 nm ppm</text:p>
          </table:table-cell>
          <table:table-cell office:value-type="string" calcext:value-type="string">
            <text:p>Ba R 493.408 nm ppm</text:p>
          </table:table-cell>
          <table:table-cell office:value-type="string" calcext:value-type="string">
            <text:p>Ca Ax 315.887 nm ppm</text:p>
          </table:table-cell>
          <table:table-cell office:value-type="string" calcext:value-type="string">
            <text:p>Ca Ax 317.933 nm ppm</text:p>
          </table:table-cell>
          <table:table-cell office:value-type="string" calcext:value-type="string">
            <text:p>Ca Ax 373.690 nm ppm</text:p>
          </table:table-cell>
          <table:table-cell office:value-type="string" calcext:value-type="string">
            <text:p>Ca Ax 393.366 nm ppm</text:p>
          </table:table-cell>
          <table:table-cell office:value-type="string" calcext:value-type="string">
            <text:p>Ca Ax 396.847 nm ppm</text:p>
          </table:table-cell>
          <table:table-cell office:value-type="string" calcext:value-type="string">
            <text:p>Ca Ax 422.673 nm ppm</text:p>
          </table:table-cell>
          <table:table-cell office:value-type="string" calcext:value-type="string">
            <text:p>Ca R 315.887 nm ppm</text:p>
          </table:table-cell>
          <table:table-cell office:value-type="string" calcext:value-type="string">
            <text:p>Ca R 317.933 nm ppm</text:p>
          </table:table-cell>
          <table:table-cell office:value-type="string" calcext:value-type="string">
            <text:p>Ca R 373.690 nm ppm</text:p>
          </table:table-cell>
          <table:table-cell office:value-type="string" calcext:value-type="string">
            <text:p>Ca R 393.366 nm ppm</text:p>
          </table:table-cell>
          <table:table-cell office:value-type="string" calcext:value-type="string">
            <text:p>Ca R 396.847 nm ppm</text:p>
          </table:table-cell>
          <table:table-cell office:value-type="string" calcext:value-type="string">
            <text:p>Ca R 422.673 nm ppm</text:p>
          </table:table-cell>
          <table:table-cell office:value-type="string" calcext:value-type="string">
            <text:p>Fe Ax 234.350 nm ppm</text:p>
          </table:table-cell>
          <table:table-cell office:value-type="string" calcext:value-type="string">
            <text:p>Fe Ax 238.204 nm ppm</text:p>
          </table:table-cell>
          <table:table-cell office:value-type="string" calcext:value-type="string">
            <text:p>Fe Ax 259.940 nm ppm</text:p>
          </table:table-cell>
          <table:table-cell office:value-type="string" calcext:value-type="string">
            <text:p>Fe R 234.350 nm ppm</text:p>
          </table:table-cell>
          <table:table-cell office:value-type="string" calcext:value-type="string">
            <text:p>Fe R 238.204 nm ppm</text:p>
          </table:table-cell>
          <table:table-cell office:value-type="string" calcext:value-type="string">
            <text:p>Fe R 259.940 nm ppm</text:p>
          </table:table-cell>
          <table:table-cell office:value-type="string" calcext:value-type="string">
            <text:p>K Ax 766.491 nm ppm</text:p>
          </table:table-cell>
          <table:table-cell office:value-type="string" calcext:value-type="string">
            <text:p>K Ax 769.897 nm ppm</text:p>
          </table:table-cell>
          <table:table-cell office:value-type="string" calcext:value-type="string">
            <text:p>K R 766.491 nm ppm</text:p>
          </table:table-cell>
          <table:table-cell office:value-type="string" calcext:value-type="string">
            <text:p>K R 769.897 nm ppm</text:p>
          </table:table-cell>
          <table:table-cell office:value-type="string" calcext:value-type="string">
            <text:p>Li Ax 670.783 nm ppm</text:p>
          </table:table-cell>
          <table:table-cell office:value-type="string" calcext:value-type="string">
            <text:p>Li R 670.783 nm ppm</text:p>
          </table:table-cell>
          <table:table-cell office:value-type="string" calcext:value-type="string">
            <text:p>Mg Ax 279.553 nm ppm</text:p>
          </table:table-cell>
          <table:table-cell office:value-type="string" calcext:value-type="string">
            <text:p>Mg Ax 280.270 nm ppm</text:p>
          </table:table-cell>
          <table:table-cell office:value-type="string" calcext:value-type="string">
            <text:p>Mg Ax 285.213 nm ppm</text:p>
          </table:table-cell>
          <table:table-cell office:value-type="string" calcext:value-type="string">
            <text:p>Mg R 279.553 nm ppm</text:p>
          </table:table-cell>
          <table:table-cell office:value-type="string" calcext:value-type="string">
            <text:p>Mg R 280.270 nm ppm</text:p>
          </table:table-cell>
          <table:table-cell office:value-type="string" calcext:value-type="string">
            <text:p>Mg R 285.213 nm ppm</text:p>
          </table:table-cell>
          <table:table-cell office:value-type="string" calcext:value-type="string">
            <text:p>Mn Ax 257.610 nm ppm</text:p>
          </table:table-cell>
          <table:table-cell office:value-type="string" calcext:value-type="string">
            <text:p>Mn Ax 259.372 nm ppm</text:p>
          </table:table-cell>
          <table:table-cell office:value-type="string" calcext:value-type="string">
            <text:p>Mn R 257.610 nm ppm</text:p>
          </table:table-cell>
          <table:table-cell office:value-type="string" calcext:value-type="string">
            <text:p>Mn R 259.372 nm ppm</text:p>
          </table:table-cell>
          <table:table-cell office:value-type="string" calcext:value-type="string">
            <text:p>Na Ax 568.821 nm ppm</text:p>
          </table:table-cell>
          <table:table-cell office:value-type="string" calcext:value-type="string">
            <text:p>Na Ax 588.995 nm ppm</text:p>
          </table:table-cell>
          <table:table-cell office:value-type="string" calcext:value-type="string">
            <text:p>Na Ax 589.592 nm ppm</text:p>
          </table:table-cell>
          <table:table-cell office:value-type="string" calcext:value-type="string">
            <text:p>Na R 568.821 nm ppm</text:p>
          </table:table-cell>
          <table:table-cell office:value-type="string" calcext:value-type="string">
            <text:p>Na R 588.995 nm ppm</text:p>
          </table:table-cell>
          <table:table-cell office:value-type="string" calcext:value-type="string">
            <text:p>Na R 589.592 nm ppm</text:p>
          </table:table-cell>
          <table:table-cell office:value-type="string" calcext:value-type="string">
            <text:p>S Ax 180.669 nm ppm</text:p>
          </table:table-cell>
          <table:table-cell office:value-type="string" calcext:value-type="string">
            <text:p>S Ax 181.972 nm ppm</text:p>
          </table:table-cell>
          <table:table-cell office:value-type="string" calcext:value-type="string">
            <text:p>S R 180.669 nm ppm</text:p>
          </table:table-cell>
          <table:table-cell office:value-type="string" calcext:value-type="string">
            <text:p>S R 181.972 nm ppm</text:p>
          </table:table-cell>
          <table:table-cell office:value-type="string" calcext:value-type="string">
            <text:p>Si Ax 251.432 nm ppm</text:p>
          </table:table-cell>
          <table:table-cell office:value-type="string" calcext:value-type="string">
            <text:p>Si Ax 251.611 nm ppm</text:p>
          </table:table-cell>
          <table:table-cell office:value-type="string" calcext:value-type="string">
            <text:p>Si Ax 288.158 nm ppm</text:p>
          </table:table-cell>
          <table:table-cell office:value-type="string" calcext:value-type="string">
            <text:p>Si R 251.432 nm ppm</text:p>
          </table:table-cell>
          <table:table-cell office:value-type="string" calcext:value-type="string">
            <text:p>Si R 251.611 nm ppm</text:p>
          </table:table-cell>
          <table:table-cell office:value-type="string" calcext:value-type="string">
            <text:p>Si R 288.158 nm ppm</text:p>
          </table:table-cell>
          <table:table-cell office:value-type="string" calcext:value-type="string">
            <text:p>Sr Ax 407.771 nm ppm</text:p>
          </table:table-cell>
          <table:table-cell office:value-type="string" calcext:value-type="string">
            <text:p>Sr Ax 421.552 nm ppm</text:p>
          </table:table-cell>
          <table:table-cell office:value-type="string" calcext:value-type="string">
            <text:p>Sr R 407.771 nm ppm</text:p>
          </table:table-cell>
          <table:table-cell office:value-type="string" calcext:value-type="string">
            <text:p>Sr R 421.552 nm ppm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--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office:value-type="float" office:value="0.0002" calcext:value-type="float">
            <text:p>0.0002</text:p>
          </table:table-cell>
          <table:table-cell table:number-columns-repeated="8" office:value-type="float" office:value="0.00021" calcext:value-type="float">
            <text:p>0.00021</text:p>
          </table:table-cell>
          <table:table-cell office:value-type="string" calcext:value-type="string">
            <text:p>--</text:p>
          </table:table-cell>
          <table:table-cell table:number-columns-repeated="11" office:value-type="float" office:value="0.10757" calcext:value-type="float">
            <text:p>0.10757</text:p>
          </table:table-cell>
          <table:table-cell table:number-columns-repeated="6" office:value-type="float" office:value="0.0002" calcext:value-type="float">
            <text:p>0.0002</text:p>
          </table:table-cell>
          <table:table-cell office:value-type="float" office:value="0.04327" calcext:value-type="float">
            <text:p>0.0432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4327" calcext:value-type="float">
            <text:p>0.04327</text:p>
          </table:table-cell>
          <table:table-cell office:value-type="string" calcext:value-type="string">
            <text:p>--</text:p>
          </table:table-cell>
          <table:table-cell office:value-type="float" office:value="0.000216" calcext:value-type="float">
            <text:p>0.000216</text:p>
          </table:table-cell>
          <table:table-cell table:number-columns-repeated="6" office:value-type="float" office:value="0.04339" calcext:value-type="float">
            <text:p>0.04339</text:p>
          </table:table-cell>
          <table:table-cell table:number-columns-repeated="4" office:value-type="string" calcext:value-type="string">
            <text:p>--</text:p>
          </table:table-cell>
          <table:table-cell table:number-columns-repeated="4" office:value-type="float" office:value="0.08678" calcext:value-type="float">
            <text:p>0.08678</text:p>
          </table:table-cell>
          <table:table-cell office:value-type="string" calcext:value-type="string">
            <text:p>--</text:p>
          </table:table-cell>
          <table:table-cell office:value-type="float" office:value="0.08678" calcext:value-type="float">
            <text:p>0.08678</text:p>
          </table:table-cell>
          <table:table-cell table:number-columns-repeated="4" office:value-type="string" calcext:value-type="string">
            <text:p>--</text:p>
          </table:table-cell>
          <table:table-cell table:number-columns-repeated="3" office:value-type="float" office:value="0.08623" calcext:value-type="float">
            <text:p>0.0862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8623" calcext:value-type="float">
            <text:p>0.08623</text:p>
          </table:table-cell>
          <table:table-cell table:number-columns-repeated="4" office:value-type="float" office:value="0.00131" calcext:value-type="float">
            <text:p>0.00131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-</text:p>
          </table:table-cell>
          <table:table-cell office:value-type="float" office:value="0.0005" calcext:value-type="float">
            <text:p>0.0005</text:p>
          </table:table-cell>
          <table:table-cell table:number-columns-repeated="8" office:value-type="float" office:value="0.00051" calcext:value-type="float">
            <text:p>0.00051</text:p>
          </table:table-cell>
          <table:table-cell table:number-columns-repeated="12" office:value-type="float" office:value="0.26846" calcext:value-type="float">
            <text:p>0.26846</text:p>
          </table:table-cell>
          <table:table-cell table:number-columns-repeated="6" office:value-type="float" office:value="0.0005" calcext:value-type="float">
            <text:p>0.0005</text:p>
          </table:table-cell>
          <table:table-cell table:number-columns-repeated="2" office:value-type="float" office:value="0.10798" calcext:value-type="float">
            <text:p>0.10798</text:p>
          </table:table-cell>
          <table:table-cell office:value-type="string" calcext:value-type="string">
            <text:p>--</text:p>
          </table:table-cell>
          <table:table-cell office:value-type="float" office:value="0.10798" calcext:value-type="float">
            <text:p>0.10798</text:p>
          </table:table-cell>
          <table:table-cell table:number-columns-repeated="2" office:value-type="float" office:value="0.000539" calcext:value-type="float">
            <text:p>0.000539</text:p>
          </table:table-cell>
          <table:table-cell table:number-columns-repeated="6" office:value-type="float" office:value="0.10828" calcext:value-type="float">
            <text:p>0.10828</text:p>
          </table:table-cell>
          <table:table-cell office:value-type="float" office:value="0.00051" calcext:value-type="float">
            <text:p>0.0005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6" office:value-type="float" office:value="0.21658" calcext:value-type="float">
            <text:p>0.21658</text:p>
          </table:table-cell>
          <table:table-cell table:number-columns-repeated="4" office:value-type="string" calcext:value-type="string">
            <text:p>--</text:p>
          </table:table-cell>
          <table:table-cell table:number-columns-repeated="6" office:value-type="float" office:value="0.2152" calcext:value-type="float">
            <text:p>0.2152</text:p>
          </table:table-cell>
          <table:table-cell table:number-columns-repeated="4" office:value-type="float" office:value="0.00328" calcext:value-type="float">
            <text:p>0.0032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00094" calcext:value-type="float">
            <text:p>0.00094</text:p>
          </table:table-cell>
          <table:table-cell table:number-columns-repeated="8" office:value-type="float" office:value="0.00096" calcext:value-type="float">
            <text:p>0.00096</text:p>
          </table:table-cell>
          <table:table-cell table:number-columns-repeated="12" office:value-type="float" office:value="0.50372" calcext:value-type="float">
            <text:p>0.50372</text:p>
          </table:table-cell>
          <table:table-cell table:number-columns-repeated="6" office:value-type="float" office:value="0.00093" calcext:value-type="float">
            <text:p>0.00093</text:p>
          </table:table-cell>
          <table:table-cell table:number-columns-repeated="2" office:value-type="float" office:value="0.20261" calcext:value-type="float">
            <text:p>0.20261</text:p>
          </table:table-cell>
          <table:table-cell office:value-type="string" calcext:value-type="string">
            <text:p>--</text:p>
          </table:table-cell>
          <table:table-cell office:value-type="float" office:value="0.20261" calcext:value-type="float">
            <text:p>0.20261</text:p>
          </table:table-cell>
          <table:table-cell table:number-columns-repeated="2" office:value-type="float" office:value="0.00101" calcext:value-type="float">
            <text:p>0.00101</text:p>
          </table:table-cell>
          <table:table-cell table:number-columns-repeated="6" office:value-type="float" office:value="0.20317" calcext:value-type="float">
            <text:p>0.20317</text:p>
          </table:table-cell>
          <table:table-cell table:number-columns-repeated="2" office:value-type="float" office:value="0.00096" calcext:value-type="float">
            <text:p>0.0009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6" office:value-type="float" office:value="0.40637" calcext:value-type="float">
            <text:p>0.40637</text:p>
          </table:table-cell>
          <table:table-cell table:number-columns-repeated="4" office:value-type="string" calcext:value-type="string">
            <text:p>--</text:p>
          </table:table-cell>
          <table:table-cell table:number-columns-repeated="6" office:value-type="float" office:value="0.40379" calcext:value-type="float">
            <text:p>0.40379</text:p>
          </table:table-cell>
          <table:table-cell table:number-columns-repeated="4" office:value-type="float" office:value="0.00615" calcext:value-type="float">
            <text:p>0.00615</text:p>
          </table:table-cell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00197" calcext:value-type="float">
            <text:p>0.00197</text:p>
          </table:table-cell>
          <table:table-cell table:number-columns-repeated="8" office:value-type="float" office:value="0.00202" calcext:value-type="float">
            <text:p>0.00202</text:p>
          </table:table-cell>
          <table:table-cell table:number-columns-repeated="12" office:value-type="float" office:value="1.06094" calcext:value-type="float">
            <text:p>1.06094</text:p>
          </table:table-cell>
          <table:table-cell table:number-columns-repeated="2" office:value-type="float" office:value="0.00196" calcext:value-type="float">
            <text:p>0.00196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.00196" calcext:value-type="float">
            <text:p>0.00196</text:p>
          </table:table-cell>
          <table:table-cell table:number-columns-repeated="2" office:value-type="float" office:value="0.42674" calcext:value-type="float">
            <text:p>0.42674</text:p>
          </table:table-cell>
          <table:table-cell office:value-type="string" calcext:value-type="string">
            <text:p>--</text:p>
          </table:table-cell>
          <table:table-cell office:value-type="float" office:value="0.42674" calcext:value-type="float">
            <text:p>0.42674</text:p>
          </table:table-cell>
          <table:table-cell table:number-columns-repeated="2" office:value-type="float" office:value="0.002128" calcext:value-type="float">
            <text:p>0.002128</text:p>
          </table:table-cell>
          <table:table-cell table:number-columns-repeated="6" office:value-type="float" office:value="0.42792" calcext:value-type="float">
            <text:p>0.42792</text:p>
          </table:table-cell>
          <table:table-cell table:number-columns-repeated="4" office:value-type="float" office:value="0.00203" calcext:value-type="float">
            <text:p>0.00203</text:p>
          </table:table-cell>
          <table:table-cell table:number-columns-repeated="6" office:value-type="float" office:value="0.8559" calcext:value-type="float">
            <text:p>0.8559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0.21361" calcext:value-type="float">
            <text:p>0.21361</text:p>
          </table:table-cell>
          <table:table-cell table:number-columns-repeated="6" office:value-type="float" office:value="0.85046" calcext:value-type="float">
            <text:p>0.85046</text:p>
          </table:table-cell>
          <table:table-cell table:number-columns-repeated="4" office:value-type="float" office:value="0.01294" calcext:value-type="float">
            <text:p>0.01294</text:p>
          </table:table-cell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.00492" calcext:value-type="float">
            <text:p>0.00492</text:p>
          </table:table-cell>
          <table:table-cell table:number-columns-repeated="8" office:value-type="float" office:value="0.00505" calcext:value-type="float">
            <text:p>0.00505</text:p>
          </table:table-cell>
          <table:table-cell table:number-columns-repeated="12" office:value-type="float" office:value="2.64686" calcext:value-type="float">
            <text:p>2.64686</text:p>
          </table:table-cell>
          <table:table-cell table:number-columns-repeated="6" office:value-type="float" office:value="0.00489" calcext:value-type="float">
            <text:p>0.00489</text:p>
          </table:table-cell>
          <table:table-cell table:number-columns-repeated="4" office:value-type="float" office:value="1.06465" calcext:value-type="float">
            <text:p>1.06465</text:p>
          </table:table-cell>
          <table:table-cell table:number-columns-repeated="2" office:value-type="float" office:value="0.005309" calcext:value-type="float">
            <text:p>0.005309</text:p>
          </table:table-cell>
          <table:table-cell table:number-columns-repeated="6" office:value-type="float" office:value="1.06758" calcext:value-type="float">
            <text:p>1.06758</text:p>
          </table:table-cell>
          <table:table-cell table:number-columns-repeated="4" office:value-type="float" office:value="0.00506" calcext:value-type="float">
            <text:p>0.00506</text:p>
          </table:table-cell>
          <table:table-cell table:number-columns-repeated="6" office:value-type="float" office:value="2.13531" calcext:value-type="float">
            <text:p>2.13531</text:p>
          </table:table-cell>
          <table:table-cell table:number-columns-repeated="4" office:value-type="float" office:value="0.53293" calcext:value-type="float">
            <text:p>0.53293</text:p>
          </table:table-cell>
          <table:table-cell table:number-columns-repeated="6" office:value-type="float" office:value="2.12176" calcext:value-type="float">
            <text:p>2.12176</text:p>
          </table:table-cell>
          <table:table-cell table:number-columns-repeated="4" office:value-type="float" office:value="0.03229" calcext:value-type="float">
            <text:p>0.03229</text:p>
          </table:table-cell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.00925" calcext:value-type="float">
            <text:p>0.00925</text:p>
          </table:table-cell>
          <table:table-cell table:number-columns-repeated="8" office:value-type="float" office:value="0.0095" calcext:value-type="float">
            <text:p>0.0095</text:p>
          </table:table-cell>
          <table:table-cell table:number-columns-repeated="12" office:value-type="float" office:value="4.97843" calcext:value-type="float">
            <text:p>4.97843</text:p>
          </table:table-cell>
          <table:table-cell table:number-columns-repeated="6" office:value-type="float" office:value="0.0092" calcext:value-type="float">
            <text:p>0.0092</text:p>
          </table:table-cell>
          <table:table-cell table:number-columns-repeated="4" office:value-type="float" office:value="2.00249" calcext:value-type="float">
            <text:p>2.00249</text:p>
          </table:table-cell>
          <table:table-cell table:number-columns-repeated="2" office:value-type="float" office:value="0.009986" calcext:value-type="float">
            <text:p>0.009986</text:p>
          </table:table-cell>
          <table:table-cell table:number-columns-repeated="6" office:value-type="float" office:value="2.008" calcext:value-type="float">
            <text:p>2.008</text:p>
          </table:table-cell>
          <table:table-cell table:number-columns-repeated="4" office:value-type="float" office:value="0.00951" calcext:value-type="float">
            <text:p>0.00951</text:p>
          </table:table-cell>
          <table:table-cell table:number-columns-repeated="6" office:value-type="float" office:value="4.01628" calcext:value-type="float">
            <text:p>4.01628</text:p>
          </table:table-cell>
          <table:table-cell table:number-columns-repeated="4" office:value-type="float" office:value="1.00237" calcext:value-type="float">
            <text:p>1.00237</text:p>
          </table:table-cell>
          <table:table-cell table:number-columns-repeated="6" office:value-type="float" office:value="3.9908" calcext:value-type="float">
            <text:p>3.9908</text:p>
          </table:table-cell>
          <table:table-cell table:number-columns-repeated="4" office:value-type="float" office:value="0.06074" calcext:value-type="float">
            <text:p>0.06074</text:p>
          </table:table-cell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.01944" calcext:value-type="float">
            <text:p>0.01944</text:p>
          </table:table-cell>
          <table:table-cell table:number-columns-repeated="8" office:value-type="float" office:value="0.01997" calcext:value-type="float">
            <text:p>0.01997</text:p>
          </table:table-cell>
          <table:table-cell table:number-columns-repeated="12" office:value-type="float" office:value="10.46783" calcext:value-type="float">
            <text:p>10.46783</text:p>
          </table:table-cell>
          <table:table-cell table:number-columns-repeated="6" office:value-type="float" office:value="0.01935" calcext:value-type="float">
            <text:p>0.01935</text:p>
          </table:table-cell>
          <table:table-cell table:number-columns-repeated="4" office:value-type="float" office:value="4.21051" calcext:value-type="float">
            <text:p>4.21051</text:p>
          </table:table-cell>
          <table:table-cell table:number-columns-repeated="2" office:value-type="float" office:value="0.020998" calcext:value-type="float">
            <text:p>0.020998</text:p>
          </table:table-cell>
          <table:table-cell table:number-columns-repeated="6" office:value-type="float" office:value="4.2221" calcext:value-type="float">
            <text:p>4.222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6" office:value-type="float" office:value="8.44477" calcext:value-type="float">
            <text:p>8.44477</text:p>
          </table:table-cell>
          <table:table-cell table:number-columns-repeated="4" office:value-type="float" office:value="2.10762" calcext:value-type="float">
            <text:p>2.10762</text:p>
          </table:table-cell>
          <table:table-cell table:number-columns-repeated="6" office:value-type="float" office:value="8.39119" calcext:value-type="float">
            <text:p>8.39119</text:p>
          </table:table-cell>
          <table:table-cell table:number-columns-repeated="4" office:value-type="float" office:value="0.1277" calcext:value-type="float">
            <text:p>0.1277</text:p>
          </table:table-cell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.0485" calcext:value-type="float">
            <text:p>0.0485</text:p>
          </table:table-cell>
          <table:table-cell table:number-columns-repeated="8" office:value-type="float" office:value="0.04983" calcext:value-type="float">
            <text:p>0.04983</text:p>
          </table:table-cell>
          <table:table-cell table:number-columns-repeated="4" office:value-type="float" office:value="26.1169" calcext:value-type="float">
            <text:p>26.1169</text:p>
          </table:table-cell>
          <table:table-cell office:value-type="string" calcext:value-type="string">
            <text:p>####</text:p>
          </table:table-cell>
          <table:table-cell table:number-columns-repeated="7" office:value-type="float" office:value="26.1169" calcext:value-type="float">
            <text:p>26.1169</text:p>
          </table:table-cell>
          <table:table-cell table:number-columns-repeated="6" office:value-type="float" office:value="0.04828" calcext:value-type="float">
            <text:p>0.04828</text:p>
          </table:table-cell>
          <table:table-cell table:number-columns-repeated="4" office:value-type="float" office:value="10.50508" calcext:value-type="float">
            <text:p>10.50508</text:p>
          </table:table-cell>
          <table:table-cell table:number-columns-repeated="2" office:value-type="float" office:value="0.052388" calcext:value-type="float">
            <text:p>0.052388</text:p>
          </table:table-cell>
          <table:table-cell table:number-columns-repeated="6" office:value-type="float" office:value="10.534" calcext:value-type="float">
            <text:p>10.534</text:p>
          </table:table-cell>
          <table:table-cell table:number-columns-repeated="4" office:value-type="float" office:value="0.04991" calcext:value-type="float">
            <text:p>0.04991</text:p>
          </table:table-cell>
          <table:table-cell table:number-columns-repeated="6" office:value-type="float" office:value="21.06943" calcext:value-type="float">
            <text:p>21.06943</text:p>
          </table:table-cell>
          <table:table-cell table:number-columns-repeated="4" office:value-type="float" office:value="5.25845" calcext:value-type="float">
            <text:p>5.25845</text:p>
          </table:table-cell>
          <table:table-cell table:number-columns-repeated="6" office:value-type="float" office:value="20.93575" calcext:value-type="float">
            <text:p>20.93575</text:p>
          </table:table-cell>
          <table:table-cell table:number-columns-repeated="4" office:value-type="float" office:value="0.31862" calcext:value-type="float">
            <text:p>0.31862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09107" calcext:value-type="float">
            <text:p>0.09107</text:p>
          </table:table-cell>
          <table:table-cell table:number-columns-repeated="8" office:value-type="float" office:value="0.09357" calcext:value-type="float">
            <text:p>0.09357</text:p>
          </table:table-cell>
          <table:table-cell table:number-columns-repeated="4" office:value-type="float" office:value="49.03875" calcext:value-type="float">
            <text:p>49.03875</text:p>
          </table:table-cell>
          <table:table-cell office:value-type="string" calcext:value-type="string">
            <text:p>####</text:p>
          </table:table-cell>
          <table:table-cell table:number-columns-repeated="7" office:value-type="float" office:value="49.03875" calcext:value-type="float">
            <text:p>49.03875</text:p>
          </table:table-cell>
          <table:table-cell table:number-columns-repeated="6" office:value-type="float" office:value="0.09065" calcext:value-type="float">
            <text:p>0.09065</text:p>
          </table:table-cell>
          <table:table-cell table:number-columns-repeated="4" office:value-type="float" office:value="19.72501" calcext:value-type="float">
            <text:p>19.72501</text:p>
          </table:table-cell>
          <table:table-cell table:number-columns-repeated="2" office:value-type="float" office:value="0.098367" calcext:value-type="float">
            <text:p>0.098367</text:p>
          </table:table-cell>
          <table:table-cell table:number-columns-repeated="6" office:value-type="float" office:value="19.77931" calcext:value-type="float">
            <text:p>19.77931</text:p>
          </table:table-cell>
          <table:table-cell table:number-columns-repeated="4" office:value-type="float" office:value="0.09371" calcext:value-type="float">
            <text:p>0.09371</text:p>
          </table:table-cell>
          <table:table-cell table:number-columns-repeated="6" office:value-type="float" office:value="39.5613" calcext:value-type="float">
            <text:p>39.5613</text:p>
          </table:table-cell>
          <table:table-cell table:number-columns-repeated="4" office:value-type="float" office:value="9.8736" calcext:value-type="float">
            <text:p>9.8736</text:p>
          </table:table-cell>
          <table:table-cell table:number-columns-repeated="6" office:value-type="float" office:value="39.3103" calcext:value-type="float">
            <text:p>39.3103</text:p>
          </table:table-cell>
          <table:table-cell table:number-columns-repeated="4" office:value-type="float" office:value="0.59826" calcext:value-type="float">
            <text:p>0.59826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string" calcext:value-type="string">
            <text:p>0.03800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4517 S</text:p>
          </table:table-cell>
          <table:table-cell office:value-type="string" calcext:value-type="string">
            <text:p>0.04508 Q</text:p>
          </table:table-cell>
          <table:table-cell office:value-type="string" calcext:value-type="string">
            <text:p>0.04390 Q</text:p>
          </table:table-cell>
          <table:table-cell office:value-type="string" calcext:value-type="string">
            <text:p>0.04425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4380 Q</text:p>
          </table:table-cell>
          <table:table-cell office:value-type="string" calcext:value-type="string">
            <text:p>0.04343 Q</text:p>
          </table:table-cell>
          <table:table-cell office:value-type="string" calcext:value-type="string">
            <text:p>0.04332 Q</text:p>
          </table:table-cell>
          <table:table-cell office:value-type="string" calcext:value-type="string">
            <text:p>2.02797 Q</text:p>
          </table:table-cell>
          <table:table-cell office:value-type="string" calcext:value-type="string">
            <text:p>2.00274 Q</text:p>
          </table:table-cell>
          <table:table-cell office:value-type="string" calcext:value-type="string">
            <text:p>1.98075 S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1.93150 Q</text:p>
          </table:table-cell>
          <table:table-cell office:value-type="string" calcext:value-type="string">
            <text:p>1.96776 Q</text:p>
          </table:table-cell>
          <table:table-cell office:value-type="string" calcext:value-type="string">
            <text:p>2.00828 S</text:p>
          </table:table-cell>
          <table:table-cell office:value-type="string" calcext:value-type="string">
            <text:p>2.01385 S</text:p>
          </table:table-cell>
          <table:table-cell office:value-type="string" calcext:value-type="string">
            <text:p>1.99524 S</text:p>
          </table:table-cell>
          <table:table-cell office:value-type="string" calcext:value-type="string">
            <text:p>1.96643 Q</text:p>
          </table:table-cell>
          <table:table-cell office:value-type="string" calcext:value-type="string">
            <text:p>1.95116 Q</text:p>
          </table:table-cell>
          <table:table-cell office:value-type="string" calcext:value-type="string">
            <text:p>1.93054 S</text:p>
          </table:table-cell>
          <table:table-cell office:value-type="string" calcext:value-type="string">
            <text:p>0.01589 S</text:p>
          </table:table-cell>
          <table:table-cell office:value-type="string" calcext:value-type="string">
            <text:p>0.01755 Q</text:p>
          </table:table-cell>
          <table:table-cell office:value-type="string" calcext:value-type="string">
            <text:p>0.01783 Q</text:p>
          </table:table-cell>
          <table:table-cell table:number-columns-repeated="3" office:value-type="string" calcext:value-type="string">
            <text:p>Uncal</text:p>
          </table:table-cell>
          <table:table-cell office:value-type="string" calcext:value-type="string">
            <text:p>0.19115 Q</text:p>
          </table:table-cell>
          <table:table-cell office:value-type="string" calcext:value-type="string">
            <text:p>0.20418 Q</text:p>
          </table:table-cell>
          <table:table-cell office:value-type="string" calcext:value-type="string">
            <text:p>0.35871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131 S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38319 Q</text:p>
          </table:table-cell>
          <table:table-cell office:value-type="string" calcext:value-type="string">
            <text:p>0.38025 Q</text:p>
          </table:table-cell>
          <table:table-cell office:value-type="string" calcext:value-type="string">
            <text:p>0.38709 Q</text:p>
          </table:table-cell>
          <table:table-cell office:value-type="string" calcext:value-type="string">
            <text:p>0.38395 Q</text:p>
          </table:table-cell>
          <table:table-cell office:value-type="string" calcext:value-type="string">
            <text:p>0.38145 Q</text:p>
          </table:table-cell>
          <table:table-cell office:value-type="string" calcext:value-type="string">
            <text:p>0.37884 Q</text:p>
          </table:table-cell>
          <table:table-cell office:value-type="string" calcext:value-type="string">
            <text:p>0.00888 Q</text:p>
          </table:table-cell>
          <table:table-cell office:value-type="string" calcext:value-type="string">
            <text:p>0.00895 S</text:p>
          </table:table-cell>
          <table:table-cell office:value-type="string" calcext:value-type="string">
            <text:p>0.00883 Q</text:p>
          </table:table-cell>
          <table:table-cell table:number-columns-repeated="2" office:value-type="string" calcext:value-type="string">
            <text:p>Uncal</text:p>
          </table:table-cell>
          <table:table-cell office:value-type="string" calcext:value-type="string">
            <text:p>1.92055 Q</text:p>
          </table:table-cell>
          <table:table-cell office:value-type="string" calcext:value-type="string">
            <text:p>1.94697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1.89893 Q</text:p>
          </table:table-cell>
          <table:table-cell office:value-type="string" calcext:value-type="string">
            <text:p>1.95880 Q</text:p>
          </table:table-cell>
          <table:table-cell office:value-type="string" calcext:value-type="string">
            <text:p>2.13758 S</text:p>
          </table:table-cell>
          <table:table-cell office:value-type="string" calcext:value-type="string">
            <text:p>2.21622 S</text:p>
          </table:table-cell>
          <table:table-cell office:value-type="string" calcext:value-type="string">
            <text:p>1.94462 S</text:p>
          </table:table-cell>
          <table:table-cell office:value-type="string" calcext:value-type="string">
            <text:p>1.97279 S</text:p>
          </table:table-cell>
          <table:table-cell office:value-type="string" calcext:value-type="string">
            <text:p>0.98327 Q</text:p>
          </table:table-cell>
          <table:table-cell office:value-type="string" calcext:value-type="string">
            <text:p>0.96999 Q</text:p>
          </table:table-cell>
          <table:table-cell office:value-type="string" calcext:value-type="string">
            <text:p>0.97943 Q</text:p>
          </table:table-cell>
          <table:table-cell office:value-type="string" calcext:value-type="string">
            <text:p>0.96165 Q</text:p>
          </table:table-cell>
          <table:table-cell office:value-type="string" calcext:value-type="string">
            <text:p>0.98157 Q</text:p>
          </table:table-cell>
          <table:table-cell office:value-type="string" calcext:value-type="string">
            <text:p>0.95886 Q</text:p>
          </table:table-cell>
          <table:table-cell office:value-type="string" calcext:value-type="string">
            <text:p>0.04785 Q</text:p>
          </table:table-cell>
          <table:table-cell office:value-type="string" calcext:value-type="string">
            <text:p>0.04752 Q</text:p>
          </table:table-cell>
          <table:table-cell table:number-columns-repeated="2" office:value-type="string" calcext:value-type="string">
            <text:p>0.04763 Q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string" calcext:value-type="string">
            <text:p>0.02831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1393 S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Uncal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5" calcext:value-type="float">
            <text:p>0.0135</text:p>
          </table:table-cell>
          <table:table-cell office:value-type="float" office:value="9.58701" calcext:value-type="float">
            <text:p>9.58701</text:p>
          </table:table-cell>
          <table:table-cell office:value-type="float" office:value="9.30187" calcext:value-type="float">
            <text:p>9.30187</text:p>
          </table:table-cell>
          <table:table-cell office:value-type="string" calcext:value-type="string">
            <text:p>9.27581 S</text:p>
          </table:table-cell>
          <table:table-cell office:value-type="string" calcext:value-type="string">
            <text:p>Uncal</text:p>
          </table:table-cell>
          <table:table-cell office:value-type="float" office:value="8.73489" calcext:value-type="float">
            <text:p>8.73489</text:p>
          </table:table-cell>
          <table:table-cell office:value-type="float" office:value="9.13901" calcext:value-type="float">
            <text:p>9.13901</text:p>
          </table:table-cell>
          <table:table-cell office:value-type="string" calcext:value-type="string">
            <text:p>9.41363 S</text:p>
          </table:table-cell>
          <table:table-cell office:value-type="string" calcext:value-type="string">
            <text:p>9.40134 S</text:p>
          </table:table-cell>
          <table:table-cell office:value-type="string" calcext:value-type="string">
            <text:p>9.30620 S</text:p>
          </table:table-cell>
          <table:table-cell office:value-type="float" office:value="9.06781" calcext:value-type="float">
            <text:p>9.06781</text:p>
          </table:table-cell>
          <table:table-cell office:value-type="float" office:value="9.09952" calcext:value-type="float">
            <text:p>9.09952</text:p>
          </table:table-cell>
          <table:table-cell office:value-type="string" calcext:value-type="string">
            <text:p>8.99925 S</text:p>
          </table:table-cell>
          <table:table-cell office:value-type="string" calcext:value-type="string">
            <text:p>0.07896 S</text:p>
          </table:table-cell>
          <table:table-cell office:value-type="float" office:value="0.08057" calcext:value-type="float">
            <text:p>0.08057</text:p>
          </table:table-cell>
          <table:table-cell office:value-type="float" office:value="0.08105" calcext:value-type="float">
            <text:p>0.08105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69592" calcext:value-type="float">
            <text:p>0.69592</text:p>
          </table:table-cell>
          <table:table-cell office:value-type="float" office:value="0.68845" calcext:value-type="float">
            <text:p>0.68845</text:p>
          </table:table-cell>
          <table:table-cell office:value-type="string" calcext:value-type="string">
            <text:p>0.74359 Q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579 S</text:p>
          </table:table-cell>
          <table:table-cell office:value-type="string" calcext:value-type="string">
            <text:p>Uncal</text:p>
          </table:table-cell>
          <table:table-cell office:value-type="float" office:value="2.27511" calcext:value-type="float">
            <text:p>2.27511</text:p>
          </table:table-cell>
          <table:table-cell office:value-type="float" office:value="2.27101" calcext:value-type="float">
            <text:p>2.27101</text:p>
          </table:table-cell>
          <table:table-cell office:value-type="float" office:value="2.32" calcext:value-type="float">
            <text:p>2.32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2.29659" calcext:value-type="float">
            <text:p>2.29659</text:p>
          </table:table-cell>
          <table:table-cell office:value-type="float" office:value="2.2616" calcext:value-type="float">
            <text:p>2.2616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0.00210 S</text:p>
          </table:table-cell>
          <table:table-cell office:value-type="float" office:value="0.00208" calcext:value-type="float">
            <text:p>0.00208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93717" calcext:value-type="float">
            <text:p>2.93717</text:p>
          </table:table-cell>
          <table:table-cell office:value-type="float" office:value="2.95381" calcext:value-type="float">
            <text:p>2.95381</text:p>
          </table:table-cell>
          <table:table-cell office:value-type="string" calcext:value-type="string">
            <text:p>Uncal</text:p>
          </table:table-cell>
          <table:table-cell office:value-type="float" office:value="2.79081" calcext:value-type="float">
            <text:p>2.79081</text:p>
          </table:table-cell>
          <table:table-cell office:value-type="float" office:value="2.82595" calcext:value-type="float">
            <text:p>2.82595</text:p>
          </table:table-cell>
          <table:table-cell office:value-type="string" calcext:value-type="string">
            <text:p>2.11502 S</text:p>
          </table:table-cell>
          <table:table-cell office:value-type="string" calcext:value-type="string">
            <text:p>2.08372 S</text:p>
          </table:table-cell>
          <table:table-cell office:value-type="string" calcext:value-type="string">
            <text:p>1.87384 S</text:p>
          </table:table-cell>
          <table:table-cell office:value-type="string" calcext:value-type="string">
            <text:p>1.89800 S</text:p>
          </table:table-cell>
          <table:table-cell office:value-type="string" calcext:value-type="string">
            <text:p>2.41019 S</text:p>
          </table:table-cell>
          <table:table-cell office:value-type="string" calcext:value-type="string">
            <text:p>2.39903 S</text:p>
          </table:table-cell>
          <table:table-cell office:value-type="string" calcext:value-type="string">
            <text:p>2.41604 S</text:p>
          </table:table-cell>
          <table:table-cell office:value-type="string" calcext:value-type="string">
            <text:p>2.46308 S</text:p>
          </table:table-cell>
          <table:table-cell office:value-type="string" calcext:value-type="string">
            <text:p>2.41569 S</text:p>
          </table:table-cell>
          <table:table-cell office:value-type="string" calcext:value-type="string">
            <text:p>2.40606 S</text:p>
          </table:table-cell>
          <table:table-cell office:value-type="float" office:value="0.04145" calcext:value-type="float">
            <text:p>0.04145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 TAP</text:p>
          </table:table-cell>
          <table:table-cell office:value-type="float" office:value="0.00935" calcext:value-type="float">
            <text:p>0.00935</text:p>
          </table:table-cell>
          <table:table-cell office:value-type="string" calcext:value-type="string">
            <text:p>Uncal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05565" calcext:value-type="float">
            <text:p>0.05565</text:p>
          </table:table-cell>
          <table:table-cell office:value-type="float" office:value="0.05462" calcext:value-type="float">
            <text:p>0.05462</text:p>
          </table:table-cell>
          <table:table-cell office:value-type="float" office:value="0.05457" calcext:value-type="float">
            <text:p>0.05457</text:p>
          </table:table-cell>
          <table:table-cell office:value-type="string" calcext:value-type="string">
            <text:p>Uncal</text:p>
          </table:table-cell>
          <table:table-cell office:value-type="float" office:value="0.05679" calcext:value-type="float">
            <text:p>0.05679</text:p>
          </table:table-cell>
          <table:table-cell office:value-type="float" office:value="0.05497" calcext:value-type="float">
            <text:p>0.05497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122.41307 o</text:p>
          </table:table-cell>
          <table:table-cell office:value-type="string" calcext:value-type="string">
            <text:p>124.44960 o</text:p>
          </table:table-cell>
          <table:table-cell office:value-type="string" calcext:value-type="string">
            <text:p>124.17267 o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9.73413 o</text:p>
          </table:table-cell>
          <table:table-cell office:value-type="string" calcext:value-type="string">
            <text:p>122.46628 o</text:p>
          </table:table-cell>
          <table:table-cell office:value-type="string" calcext:value-type="string">
            <text:p>122.84561 o</text:p>
          </table:table-cell>
          <table:table-cell office:value-type="string" calcext:value-type="string">
            <text:p>120.10211 o</text:p>
          </table:table-cell>
          <table:table-cell office:value-type="string" calcext:value-type="string">
            <text:p>106.44592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8.27888 o</text:p>
          </table:table-cell>
          <table:table-cell office:value-type="string" calcext:value-type="string">
            <text:p>-0.00172 u</text:p>
          </table:table-cell>
          <table:table-cell office:value-type="string" calcext:value-type="string">
            <text:p>-0.00067 u</text:p>
          </table:table-cell>
          <table:table-cell office:value-type="string" calcext:value-type="string">
            <text:p>-0.00155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2.80429" calcext:value-type="float">
            <text:p>2.80429</text:p>
          </table:table-cell>
          <table:table-cell office:value-type="float" office:value="2.67565" calcext:value-type="float">
            <text:p>2.67565</text:p>
          </table:table-cell>
          <table:table-cell office:value-type="float" office:value="2.21344" calcext:value-type="float">
            <text:p>2.21344</text:p>
          </table:table-cell>
          <table:table-cell office:value-type="string" calcext:value-type="string">
            <text:p>Uncal</text:p>
          </table:table-cell>
          <table:table-cell office:value-type="float" office:value="0.013492" calcext:value-type="float">
            <text:p>0.013492</text:p>
          </table:table-cell>
          <table:table-cell office:value-type="string" calcext:value-type="string">
            <text:p>Uncal</text:p>
          </table:table-cell>
          <table:table-cell office:value-type="float" office:value="3.5729" calcext:value-type="float">
            <text:p>3.5729</text:p>
          </table:table-cell>
          <table:table-cell office:value-type="float" office:value="3.56587" calcext:value-type="float">
            <text:p>3.56587</text:p>
          </table:table-cell>
          <table:table-cell office:value-type="float" office:value="3.76827" calcext:value-type="float">
            <text:p>3.76827</text:p>
          </table:table-cell>
          <table:table-cell office:value-type="float" office:value="3.70266" calcext:value-type="float">
            <text:p>3.70266</text:p>
          </table:table-cell>
          <table:table-cell office:value-type="float" office:value="3.72527" calcext:value-type="float">
            <text:p>3.72527</text:p>
          </table:table-cell>
          <table:table-cell office:value-type="float" office:value="3.73215" calcext:value-type="float">
            <text:p>3.73215</text:p>
          </table:table-cell>
          <table:table-cell office:value-type="string" calcext:value-type="string">
            <text:p>-0.00002 u</text:p>
          </table:table-cell>
          <table:table-cell office:value-type="float" office:value="0.00022" calcext:value-type="float">
            <text:p>0.00022</text:p>
          </table:table-cell>
          <table:table-cell office:value-type="string" calcext:value-type="string">
            <text:p>0.0002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2.89265" calcext:value-type="float">
            <text:p>12.89265</text:p>
          </table:table-cell>
          <table:table-cell office:value-type="float" office:value="12.70132" calcext:value-type="float">
            <text:p>12.70132</text:p>
          </table:table-cell>
          <table:table-cell office:value-type="string" calcext:value-type="string">
            <text:p>Uncal</text:p>
          </table:table-cell>
          <table:table-cell office:value-type="float" office:value="10.87596" calcext:value-type="float">
            <text:p>10.87596</text:p>
          </table:table-cell>
          <table:table-cell office:value-type="float" office:value="10.85661" calcext:value-type="float">
            <text:p>10.85661</text:p>
          </table:table-cell>
          <table:table-cell office:value-type="string" calcext:value-type="string">
            <text:p>11.90407 o</text:p>
          </table:table-cell>
          <table:table-cell office:value-type="float" office:value="10.72477" calcext:value-type="float">
            <text:p>10.72477</text:p>
          </table:table-cell>
          <table:table-cell office:value-type="float" office:value="10.04506" calcext:value-type="float">
            <text:p>10.04506</text:p>
          </table:table-cell>
          <table:table-cell office:value-type="float" office:value="9.76646" calcext:value-type="float">
            <text:p>9.76646</text:p>
          </table:table-cell>
          <table:table-cell office:value-type="float" office:value="8.28751" calcext:value-type="float">
            <text:p>8.28751</text:p>
          </table:table-cell>
          <table:table-cell office:value-type="float" office:value="8.2688" calcext:value-type="float">
            <text:p>8.2688</text:p>
          </table:table-cell>
          <table:table-cell office:value-type="float" office:value="8.36594" calcext:value-type="float">
            <text:p>8.36594</text:p>
          </table:table-cell>
          <table:table-cell office:value-type="float" office:value="8.57388" calcext:value-type="float">
            <text:p>8.57388</text:p>
          </table:table-cell>
          <table:table-cell office:value-type="float" office:value="8.47253" calcext:value-type="float">
            <text:p>8.47253</text:p>
          </table:table-cell>
          <table:table-cell office:value-type="float" office:value="8.32407" calcext:value-type="float">
            <text:p>8.32407</text:p>
          </table:table-cell>
          <table:table-cell office:value-type="float" office:value="0.43241" calcext:value-type="float">
            <text:p>0.43241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0.42851" calcext:value-type="float">
            <text:p>0.42851</text:p>
          </table:table-cell>
          <table:table-cell office:value-type="float" office:value="0.43374" calcext:value-type="float">
            <text:p>0.43374</text:p>
          </table:table-cell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JK-01</text:p>
          </table:table-cell>
          <table:table-cell office:value-type="float" office:value="0.00487" calcext:value-type="float">
            <text:p>0.00487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1 u</text:p>
          </table:table-cell>
          <table:table-cell office:value-type="string" calcext:value-type="string">
            <text:p>0.00106 u</text:p>
          </table:table-cell>
          <table:table-cell office:value-type="string" calcext:value-type="string">
            <text:p>0.00100 u</text:p>
          </table:table-cell>
          <table:table-cell office:value-type="string" calcext:value-type="string">
            <text:p>0.0009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21 u</text:p>
          </table:table-cell>
          <table:table-cell office:value-type="string" calcext:value-type="string">
            <text:p>0.00110 u</text:p>
          </table:table-cell>
          <table:table-cell office:value-type="string" calcext:value-type="string">
            <text:p>0.00104 u</text:p>
          </table:table-cell>
          <table:table-cell office:value-type="float" office:value="5.97106" calcext:value-type="float">
            <text:p>5.97106</text:p>
          </table:table-cell>
          <table:table-cell office:value-type="float" office:value="5.84154" calcext:value-type="float">
            <text:p>5.84154</text:p>
          </table:table-cell>
          <table:table-cell office:value-type="float" office:value="5.77154" calcext:value-type="float">
            <text:p>5.77154</text:p>
          </table:table-cell>
          <table:table-cell office:value-type="string" calcext:value-type="string">
            <text:p>Uncal</text:p>
          </table:table-cell>
          <table:table-cell office:value-type="float" office:value="5.69617" calcext:value-type="float">
            <text:p>5.69617</text:p>
          </table:table-cell>
          <table:table-cell office:value-type="float" office:value="5.69146" calcext:value-type="float">
            <text:p>5.69146</text:p>
          </table:table-cell>
          <table:table-cell office:value-type="float" office:value="5.79887" calcext:value-type="float">
            <text:p>5.79887</text:p>
          </table:table-cell>
          <table:table-cell office:value-type="float" office:value="5.80048" calcext:value-type="float">
            <text:p>5.80048</text:p>
          </table:table-cell>
          <table:table-cell office:value-type="float" office:value="5.73973" calcext:value-type="float">
            <text:p>5.73973</text:p>
          </table:table-cell>
          <table:table-cell office:value-type="float" office:value="5.56287" calcext:value-type="float">
            <text:p>5.56287</text:p>
          </table:table-cell>
          <table:table-cell office:value-type="float" office:value="5.57844" calcext:value-type="float">
            <text:p>5.57844</text:p>
          </table:table-cell>
          <table:table-cell office:value-type="float" office:value="5.54588" calcext:value-type="float">
            <text:p>5.54588</text:p>
          </table:table-cell>
          <table:table-cell office:value-type="string" calcext:value-type="string">
            <text:p>-0.00051 u</text:p>
          </table:table-cell>
          <table:table-cell office:value-type="string" calcext:value-type="string">
            <text:p>0.00041 u</text:p>
          </table:table-cell>
          <table:table-cell office:value-type="string" calcext:value-type="string">
            <text:p>0.00019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1.04506" calcext:value-type="float">
            <text:p>1.04506</text:p>
          </table:table-cell>
          <table:table-cell office:value-type="string" calcext:value-type="string">
            <text:p>Uncal</text:p>
          </table:table-cell>
          <table:table-cell office:value-type="float" office:value="0.000316" calcext:value-type="float">
            <text:p>0.000316</text:p>
          </table:table-cell>
          <table:table-cell office:value-type="string" calcext:value-type="string">
            <text:p>Uncal</text:p>
          </table:table-cell>
          <table:table-cell office:value-type="float" office:value="0.68476" calcext:value-type="float">
            <text:p>0.68476</text:p>
          </table:table-cell>
          <table:table-cell office:value-type="float" office:value="0.68491" calcext:value-type="float">
            <text:p>0.68491</text:p>
          </table:table-cell>
          <table:table-cell office:value-type="float" office:value="0.69796" calcext:value-type="float">
            <text:p>0.69796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69118" calcext:value-type="float">
            <text:p>0.69118</text:p>
          </table:table-cell>
          <table:table-cell office:value-type="float" office:value="0.68086" calcext:value-type="float">
            <text:p>0.68086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0.0000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58313" calcext:value-type="float">
            <text:p>2.58313</text:p>
          </table:table-cell>
          <table:table-cell office:value-type="float" office:value="2.57155" calcext:value-type="float">
            <text:p>2.57155</text:p>
          </table:table-cell>
          <table:table-cell office:value-type="string" calcext:value-type="string">
            <text:p>Uncal</text:p>
          </table:table-cell>
          <table:table-cell office:value-type="float" office:value="2.50682" calcext:value-type="float">
            <text:p>2.50682</text:p>
          </table:table-cell>
          <table:table-cell office:value-type="float" office:value="2.49146" calcext:value-type="float">
            <text:p>2.49146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4592" calcext:value-type="float">
            <text:p>1.94592</text:p>
          </table:table-cell>
          <table:table-cell office:value-type="float" office:value="1.72621" calcext:value-type="float">
            <text:p>1.72621</text:p>
          </table:table-cell>
          <table:table-cell office:value-type="float" office:value="1.77517" calcext:value-type="float">
            <text:p>1.77517</text:p>
          </table:table-cell>
          <table:table-cell office:value-type="float" office:value="5.89803" calcext:value-type="float">
            <text:p>5.89803</text:p>
          </table:table-cell>
          <table:table-cell office:value-type="float" office:value="5.93961" calcext:value-type="float">
            <text:p>5.93961</text:p>
          </table:table-cell>
          <table:table-cell office:value-type="float" office:value="5.97949" calcext:value-type="float">
            <text:p>5.97949</text:p>
          </table:table-cell>
          <table:table-cell office:value-type="float" office:value="6.02301" calcext:value-type="float">
            <text:p>6.02301</text:p>
          </table:table-cell>
          <table:table-cell office:value-type="float" office:value="5.9881" calcext:value-type="float">
            <text:p>5.9881</text:p>
          </table:table-cell>
          <table:table-cell office:value-type="float" office:value="5.89494" calcext:value-type="float">
            <text:p>5.89494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JK-02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35 u</text:p>
          </table:table-cell>
          <table:table-cell office:value-type="string" calcext:value-type="string">
            <text:p>0.00076 u</text:p>
          </table:table-cell>
          <table:table-cell office:value-type="string" calcext:value-type="string">
            <text:p>0.00082 u</text:p>
          </table:table-cell>
          <table:table-cell office:value-type="string" calcext:value-type="string">
            <text:p>0.0007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33 u</text:p>
          </table:table-cell>
          <table:table-cell office:value-type="string" calcext:value-type="string">
            <text:p>0.00098 u</text:p>
          </table:table-cell>
          <table:table-cell office:value-type="string" calcext:value-type="string">
            <text:p>0.00083 u</text:p>
          </table:table-cell>
          <table:table-cell office:value-type="float" office:value="4.79129" calcext:value-type="float">
            <text:p>4.79129</text:p>
          </table:table-cell>
          <table:table-cell office:value-type="float" office:value="4.70938" calcext:value-type="float">
            <text:p>4.70938</text:p>
          </table:table-cell>
          <table:table-cell office:value-type="float" office:value="4.65986" calcext:value-type="float">
            <text:p>4.65986</text:p>
          </table:table-cell>
          <table:table-cell office:value-type="string" calcext:value-type="string">
            <text:p>Uncal</text:p>
          </table:table-cell>
          <table:table-cell office:value-type="float" office:value="4.49091" calcext:value-type="float">
            <text:p>4.49091</text:p>
          </table:table-cell>
          <table:table-cell office:value-type="float" office:value="4.58504" calcext:value-type="float">
            <text:p>4.58504</text:p>
          </table:table-cell>
          <table:table-cell office:value-type="float" office:value="4.71772" calcext:value-type="float">
            <text:p>4.71772</text:p>
          </table:table-cell>
          <table:table-cell office:value-type="float" office:value="4.7069" calcext:value-type="float">
            <text:p>4.7069</text:p>
          </table:table-cell>
          <table:table-cell office:value-type="float" office:value="4.65317" calcext:value-type="float">
            <text:p>4.65317</text:p>
          </table:table-cell>
          <table:table-cell office:value-type="float" office:value="4.54235" calcext:value-type="float">
            <text:p>4.54235</text:p>
          </table:table-cell>
          <table:table-cell office:value-type="float" office:value="4.54703" calcext:value-type="float">
            <text:p>4.54703</text:p>
          </table:table-cell>
          <table:table-cell office:value-type="float" office:value="4.49573" calcext:value-type="float">
            <text:p>4.49573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0.00157 u</text:p>
          </table:table-cell>
          <table:table-cell office:value-type="string" calcext:value-type="string">
            <text:p>0.00089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9952" calcext:value-type="float">
            <text:p>0.99952</text:p>
          </table:table-cell>
          <table:table-cell office:value-type="float" office:value="0.97781" calcext:value-type="float">
            <text:p>0.97781</text:p>
          </table:table-cell>
          <table:table-cell office:value-type="float" office:value="1.06201" calcext:value-type="float">
            <text:p>1.06201</text:p>
          </table:table-cell>
          <table:table-cell office:value-type="string" calcext:value-type="string">
            <text:p>Uncal</text:p>
          </table:table-cell>
          <table:table-cell office:value-type="float" office:value="0.000281" calcext:value-type="float">
            <text:p>0.000281</text:p>
          </table:table-cell>
          <table:table-cell office:value-type="string" calcext:value-type="string">
            <text:p>Uncal</text:p>
          </table:table-cell>
          <table:table-cell office:value-type="float" office:value="0.62918" calcext:value-type="float">
            <text:p>0.62918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3988" calcext:value-type="float">
            <text:p>0.63988</text:p>
          </table:table-cell>
          <table:table-cell office:value-type="float" office:value="0.63399" calcext:value-type="float">
            <text:p>0.63399</text:p>
          </table:table-cell>
          <table:table-cell office:value-type="float" office:value="0.63066" calcext:value-type="float">
            <text:p>0.63066</text:p>
          </table:table-cell>
          <table:table-cell office:value-type="float" office:value="0.62275" calcext:value-type="float">
            <text:p>0.62275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0.00021 u</text:p>
          </table:table-cell>
          <table:table-cell office:value-type="float" office:value="0.00027" calcext:value-type="float">
            <text:p>0.00027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2134" calcext:value-type="float">
            <text:p>2.2134</text:p>
          </table:table-cell>
          <table:table-cell office:value-type="float" office:value="2.20462" calcext:value-type="float">
            <text:p>2.20462</text:p>
          </table:table-cell>
          <table:table-cell office:value-type="string" calcext:value-type="string">
            <text:p>Uncal</text:p>
          </table:table-cell>
          <table:table-cell office:value-type="float" office:value="2.12737" calcext:value-type="float">
            <text:p>2.12737</text:p>
          </table:table-cell>
          <table:table-cell office:value-type="float" office:value="2.12492" calcext:value-type="float">
            <text:p>2.12492</text:p>
          </table:table-cell>
          <table:table-cell office:value-type="float" office:value="1.2718" calcext:value-type="float">
            <text:p>1.2718</text:p>
          </table:table-cell>
          <table:table-cell office:value-type="float" office:value="1.26505" calcext:value-type="float">
            <text:p>1.26505</text:p>
          </table:table-cell>
          <table:table-cell office:value-type="float" office:value="1.10593" calcext:value-type="float">
            <text:p>1.10593</text:p>
          </table:table-cell>
          <table:table-cell office:value-type="float" office:value="1.14609" calcext:value-type="float">
            <text:p>1.14609</text:p>
          </table:table-cell>
          <table:table-cell office:value-type="float" office:value="5.8115" calcext:value-type="float">
            <text:p>5.8115</text:p>
          </table:table-cell>
          <table:table-cell office:value-type="float" office:value="5.81864" calcext:value-type="float">
            <text:p>5.81864</text:p>
          </table:table-cell>
          <table:table-cell office:value-type="float" office:value="5.86595" calcext:value-type="float">
            <text:p>5.86595</text:p>
          </table:table-cell>
          <table:table-cell office:value-type="float" office:value="5.89329" calcext:value-type="float">
            <text:p>5.89329</text:p>
          </table:table-cell>
          <table:table-cell office:value-type="float" office:value="5.81528" calcext:value-type="float">
            <text:p>5.81528</text:p>
          </table:table-cell>
          <table:table-cell office:value-type="float" office:value="5.73097" calcext:value-type="float">
            <text:p>5.73097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514" calcext:value-type="float">
            <text:p>0.01514</text:p>
          </table:table-cell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JK-03</text:p>
          </table:table-cell>
          <table:table-cell office:value-type="float" office:value="0.00392" calcext:value-type="float">
            <text:p>0.00392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55 u</text:p>
          </table:table-cell>
          <table:table-cell office:value-type="string" calcext:value-type="string">
            <text:p>0.00086 u</text:p>
          </table:table-cell>
          <table:table-cell office:value-type="string" calcext:value-type="string">
            <text:p>0.00081 u</text:p>
          </table:table-cell>
          <table:table-cell office:value-type="string" calcext:value-type="string">
            <text:p>0.0007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0.00094 u</text:p>
          </table:table-cell>
          <table:table-cell office:value-type="string" calcext:value-type="string">
            <text:p>0.00090 u</text:p>
          </table:table-cell>
          <table:table-cell office:value-type="float" office:value="4.97805" calcext:value-type="float">
            <text:p>4.97805</text:p>
          </table:table-cell>
          <table:table-cell office:value-type="float" office:value="4.88235" calcext:value-type="float">
            <text:p>4.88235</text:p>
          </table:table-cell>
          <table:table-cell office:value-type="float" office:value="4.82969" calcext:value-type="float">
            <text:p>4.82969</text:p>
          </table:table-cell>
          <table:table-cell office:value-type="string" calcext:value-type="string">
            <text:p>Uncal</text:p>
          </table:table-cell>
          <table:table-cell office:value-type="float" office:value="4.67242" calcext:value-type="float">
            <text:p>4.67242</text:p>
          </table:table-cell>
          <table:table-cell office:value-type="float" office:value="4.76692" calcext:value-type="float">
            <text:p>4.76692</text:p>
          </table:table-cell>
          <table:table-cell office:value-type="float" office:value="4.90211" calcext:value-type="float">
            <text:p>4.90211</text:p>
          </table:table-cell>
          <table:table-cell office:value-type="float" office:value="4.91324" calcext:value-type="float">
            <text:p>4.91324</text:p>
          </table:table-cell>
          <table:table-cell office:value-type="float" office:value="4.86266" calcext:value-type="float">
            <text:p>4.86266</text:p>
          </table:table-cell>
          <table:table-cell office:value-type="float" office:value="4.76092" calcext:value-type="float">
            <text:p>4.76092</text:p>
          </table:table-cell>
          <table:table-cell office:value-type="float" office:value="4.7666" calcext:value-type="float">
            <text:p>4.7666</text:p>
          </table:table-cell>
          <table:table-cell office:value-type="float" office:value="4.68265" calcext:value-type="float">
            <text:p>4.68265</text:p>
          </table:table-cell>
          <table:table-cell office:value-type="string" calcext:value-type="string">
            <text:p>-0.00071 u</text:p>
          </table:table-cell>
          <table:table-cell office:value-type="string" calcext:value-type="string">
            <text:p>0.00091 u</text:p>
          </table:table-cell>
          <table:table-cell office:value-type="string" calcext:value-type="string">
            <text:p>0.00020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7559" calcext:value-type="float">
            <text:p>0.97559</text:p>
          </table:table-cell>
          <table:table-cell office:value-type="float" office:value="0.95671" calcext:value-type="float">
            <text:p>0.95671</text:p>
          </table:table-cell>
          <table:table-cell office:value-type="float" office:value="1.04358" calcext:value-type="float">
            <text:p>1.04358</text:p>
          </table:table-cell>
          <table:table-cell office:value-type="string" calcext:value-type="string">
            <text:p>Uncal</text:p>
          </table:table-cell>
          <table:table-cell office:value-type="float" office:value="0.000231" calcext:value-type="float">
            <text:p>0.000231</text:p>
          </table:table-cell>
          <table:table-cell office:value-type="string" calcext:value-type="string">
            <text:p>Uncal</text:p>
          </table:table-cell>
          <table:table-cell office:value-type="float" office:value="0.63538" calcext:value-type="float">
            <text:p>0.63538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64647" calcext:value-type="float">
            <text:p>0.64647</text:p>
          </table:table-cell>
          <table:table-cell office:value-type="float" office:value="0.64452" calcext:value-type="float">
            <text:p>0.6445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3199" calcext:value-type="float">
            <text:p>0.63199</text:p>
          </table:table-cell>
          <table:table-cell table:number-columns-repeated="2" office:value-type="float" office:value="0.00015" calcext:value-type="float">
            <text:p>0.00015</text:p>
          </table:table-cell>
          <table:table-cell office:value-type="string" calcext:value-type="string">
            <text:p>0.0001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27365" calcext:value-type="float">
            <text:p>2.27365</text:p>
          </table:table-cell>
          <table:table-cell office:value-type="float" office:value="2.25693" calcext:value-type="float">
            <text:p>2.25693</text:p>
          </table:table-cell>
          <table:table-cell office:value-type="string" calcext:value-type="string">
            <text:p>Uncal</text:p>
          </table:table-cell>
          <table:table-cell office:value-type="float" office:value="2.20324" calcext:value-type="float">
            <text:p>2.20324</text:p>
          </table:table-cell>
          <table:table-cell office:value-type="float" office:value="2.1909" calcext:value-type="float">
            <text:p>2.1909</text:p>
          </table:table-cell>
          <table:table-cell office:value-type="float" office:value="1.45411" calcext:value-type="float">
            <text:p>1.45411</text:p>
          </table:table-cell>
          <table:table-cell office:value-type="float" office:value="1.40297" calcext:value-type="float">
            <text:p>1.40297</text:p>
          </table:table-cell>
          <table:table-cell office:value-type="float" office:value="1.28378" calcext:value-type="float">
            <text:p>1.28378</text:p>
          </table:table-cell>
          <table:table-cell office:value-type="float" office:value="1.29341" calcext:value-type="float">
            <text:p>1.29341</text:p>
          </table:table-cell>
          <table:table-cell office:value-type="float" office:value="5.82531" calcext:value-type="float">
            <text:p>5.82531</text:p>
          </table:table-cell>
          <table:table-cell office:value-type="float" office:value="5.82786" calcext:value-type="float">
            <text:p>5.82786</text:p>
          </table:table-cell>
          <table:table-cell office:value-type="float" office:value="5.87868" calcext:value-type="float">
            <text:p>5.87868</text:p>
          </table:table-cell>
          <table:table-cell office:value-type="float" office:value="5.93959" calcext:value-type="float">
            <text:p>5.93959</text:p>
          </table:table-cell>
          <table:table-cell office:value-type="float" office:value="5.87367" calcext:value-type="float">
            <text:p>5.87367</text:p>
          </table:table-cell>
          <table:table-cell office:value-type="float" office:value="5.79303" calcext:value-type="float">
            <text:p>5.79303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JK-04</text:p>
          </table:table-cell>
          <table:table-cell office:value-type="float" office:value="0.00487" calcext:value-type="float">
            <text:p>0.00487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3 u</text:p>
          </table:table-cell>
          <table:table-cell office:value-type="string" calcext:value-type="string">
            <text:p>0.00085 u</text:p>
          </table:table-cell>
          <table:table-cell office:value-type="string" calcext:value-type="string">
            <text:p>0.00090 u</text:p>
          </table:table-cell>
          <table:table-cell office:value-type="string" calcext:value-type="string">
            <text:p>0.0008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76 u</text:p>
          </table:table-cell>
          <table:table-cell office:value-type="string" calcext:value-type="string">
            <text:p>0.00107 u</text:p>
          </table:table-cell>
          <table:table-cell office:value-type="string" calcext:value-type="string">
            <text:p>0.00097 u</text:p>
          </table:table-cell>
          <table:table-cell office:value-type="float" office:value="5.2379" calcext:value-type="float">
            <text:p>5.2379</text:p>
          </table:table-cell>
          <table:table-cell office:value-type="float" office:value="5.11989" calcext:value-type="float">
            <text:p>5.11989</text:p>
          </table:table-cell>
          <table:table-cell office:value-type="float" office:value="5.0655" calcext:value-type="float">
            <text:p>5.0655</text:p>
          </table:table-cell>
          <table:table-cell office:value-type="string" calcext:value-type="string">
            <text:p>Uncal</text:p>
          </table:table-cell>
          <table:table-cell office:value-type="float" office:value="4.90655" calcext:value-type="float">
            <text:p>4.90655</text:p>
          </table:table-cell>
          <table:table-cell office:value-type="float" office:value="5.01749" calcext:value-type="float">
            <text:p>5.01749</text:p>
          </table:table-cell>
          <table:table-cell office:value-type="float" office:value="5.14999" calcext:value-type="float">
            <text:p>5.14999</text:p>
          </table:table-cell>
          <table:table-cell office:value-type="float" office:value="5.1562" calcext:value-type="float">
            <text:p>5.1562</text:p>
          </table:table-cell>
          <table:table-cell office:value-type="float" office:value="5.10078" calcext:value-type="float">
            <text:p>5.10078</text:p>
          </table:table-cell>
          <table:table-cell office:value-type="float" office:value="4.93279" calcext:value-type="float">
            <text:p>4.93279</text:p>
          </table:table-cell>
          <table:table-cell office:value-type="float" office:value="4.94137" calcext:value-type="float">
            <text:p>4.94137</text:p>
          </table:table-cell>
          <table:table-cell office:value-type="float" office:value="4.95013" calcext:value-type="float">
            <text:p>4.95013</text:p>
          </table:table-cell>
          <table:table-cell office:value-type="string" calcext:value-type="string">
            <text:p>0.00018 u</text:p>
          </table:table-cell>
          <table:table-cell office:value-type="string" calcext:value-type="string">
            <text:p>0.00112 u</text:p>
          </table:table-cell>
          <table:table-cell office:value-type="string" calcext:value-type="string">
            <text:p>0.00080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1.02761" calcext:value-type="float">
            <text:p>1.02761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08936" calcext:value-type="float">
            <text:p>1.08936</text:p>
          </table:table-cell>
          <table:table-cell office:value-type="string" calcext:value-type="string">
            <text:p>Uncal</text:p>
          </table:table-cell>
          <table:table-cell office:value-type="float" office:value="0.000216" calcext:value-type="float">
            <text:p>0.000216</text:p>
          </table:table-cell>
          <table:table-cell office:value-type="string" calcext:value-type="string">
            <text:p>Uncal</text:p>
          </table:table-cell>
          <table:table-cell office:value-type="float" office:value="0.65496" calcext:value-type="float">
            <text:p>0.65496</text:p>
          </table:table-cell>
          <table:table-cell office:value-type="float" office:value="0.65155" calcext:value-type="float">
            <text:p>0.65155</text:p>
          </table:table-cell>
          <table:table-cell office:value-type="float" office:value="0.66401" calcext:value-type="float">
            <text:p>0.66401</text:p>
          </table:table-cell>
          <table:table-cell office:value-type="float" office:value="0.66255" calcext:value-type="float">
            <text:p>0.66255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5272" calcext:value-type="float">
            <text:p>0.6527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37" calcext:value-type="float">
            <text:p>0.00037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39767" calcext:value-type="float">
            <text:p>2.39767</text:p>
          </table:table-cell>
          <table:table-cell office:value-type="float" office:value="2.38728" calcext:value-type="float">
            <text:p>2.38728</text:p>
          </table:table-cell>
          <table:table-cell office:value-type="string" calcext:value-type="string">
            <text:p>Uncal</text:p>
          </table:table-cell>
          <table:table-cell office:value-type="float" office:value="2.3096" calcext:value-type="float">
            <text:p>2.3096</text:p>
          </table:table-cell>
          <table:table-cell office:value-type="float" office:value="2.33332" calcext:value-type="float">
            <text:p>2.33332</text:p>
          </table:table-cell>
          <table:table-cell office:value-type="float" office:value="1.57215" calcext:value-type="float">
            <text:p>1.57215</text:p>
          </table:table-cell>
          <table:table-cell office:value-type="float" office:value="1.54309" calcext:value-type="float">
            <text:p>1.54309</text:p>
          </table:table-cell>
          <table:table-cell office:value-type="float" office:value="1.41972" calcext:value-type="float">
            <text:p>1.41972</text:p>
          </table:table-cell>
          <table:table-cell office:value-type="float" office:value="1.42443" calcext:value-type="float">
            <text:p>1.42443</text:p>
          </table:table-cell>
          <table:table-cell office:value-type="float" office:value="5.87213" calcext:value-type="float">
            <text:p>5.87213</text:p>
          </table:table-cell>
          <table:table-cell office:value-type="float" office:value="5.89175" calcext:value-type="float">
            <text:p>5.89175</text:p>
          </table:table-cell>
          <table:table-cell office:value-type="float" office:value="5.94999" calcext:value-type="float">
            <text:p>5.94999</text:p>
          </table:table-cell>
          <table:table-cell office:value-type="float" office:value="6.04411" calcext:value-type="float">
            <text:p>6.04411</text:p>
          </table:table-cell>
          <table:table-cell office:value-type="float" office:value="5.90944" calcext:value-type="float">
            <text:p>5.90944</text:p>
          </table:table-cell>
          <table:table-cell office:value-type="float" office:value="5.86752" calcext:value-type="float">
            <text:p>5.86752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53" calcext:value-type="float">
            <text:p>0.01553</text:p>
          </table:table-cell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JK-05</text:p>
          </table:table-cell>
          <table:table-cell office:value-type="float" office:value="0.00343" calcext:value-type="float">
            <text:p>0.00343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56 u</text:p>
          </table:table-cell>
          <table:table-cell office:value-type="string" calcext:value-type="string">
            <text:p>0.00077 u</text:p>
          </table:table-cell>
          <table:table-cell office:value-type="string" calcext:value-type="string">
            <text:p>0.00088 u</text:p>
          </table:table-cell>
          <table:table-cell office:value-type="string" calcext:value-type="string">
            <text:p>0.00083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30 u</text:p>
          </table:table-cell>
          <table:table-cell office:value-type="string" calcext:value-type="string">
            <text:p>0.00101 u</text:p>
          </table:table-cell>
          <table:table-cell office:value-type="string" calcext:value-type="string">
            <text:p>0.00098 u</text:p>
          </table:table-cell>
          <table:table-cell office:value-type="float" office:value="5.3771" calcext:value-type="float">
            <text:p>5.3771</text:p>
          </table:table-cell>
          <table:table-cell office:value-type="float" office:value="5.25836" calcext:value-type="float">
            <text:p>5.25836</text:p>
          </table:table-cell>
          <table:table-cell office:value-type="float" office:value="5.21148" calcext:value-type="float">
            <text:p>5.21148</text:p>
          </table:table-cell>
          <table:table-cell office:value-type="string" calcext:value-type="string">
            <text:p>Uncal</text:p>
          </table:table-cell>
          <table:table-cell office:value-type="float" office:value="5.03878" calcext:value-type="float">
            <text:p>5.03878</text:p>
          </table:table-cell>
          <table:table-cell office:value-type="float" office:value="5.15993" calcext:value-type="float">
            <text:p>5.15993</text:p>
          </table:table-cell>
          <table:table-cell office:value-type="float" office:value="5.25416" calcext:value-type="float">
            <text:p>5.25416</text:p>
          </table:table-cell>
          <table:table-cell office:value-type="float" office:value="5.27516" calcext:value-type="float">
            <text:p>5.27516</text:p>
          </table:table-cell>
          <table:table-cell office:value-type="float" office:value="5.23982" calcext:value-type="float">
            <text:p>5.23982</text:p>
          </table:table-cell>
          <table:table-cell office:value-type="float" office:value="5.09642" calcext:value-type="float">
            <text:p>5.09642</text:p>
          </table:table-cell>
          <table:table-cell office:value-type="float" office:value="5.09688" calcext:value-type="float">
            <text:p>5.09688</text:p>
          </table:table-cell>
          <table:table-cell office:value-type="float" office:value="5.03272" calcext:value-type="float">
            <text:p>5.03272</text:p>
          </table:table-cell>
          <table:table-cell office:value-type="string" calcext:value-type="string">
            <text:p>-0.00098 u</text:p>
          </table:table-cell>
          <table:table-cell office:value-type="string" calcext:value-type="string">
            <text:p>0.00085 u</text:p>
          </table:table-cell>
          <table:table-cell office:value-type="string" calcext:value-type="string">
            <text:p>-0.00029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6463" calcext:value-type="float">
            <text:p>0.96463</text:p>
          </table:table-cell>
          <table:table-cell office:value-type="float" office:value="1.04391" calcext:value-type="float">
            <text:p>1.04391</text:p>
          </table:table-cell>
          <table:table-cell office:value-type="string" calcext:value-type="string">
            <text:p>Uncal</text:p>
          </table:table-cell>
          <table:table-cell office:value-type="float" office:value="0.000253" calcext:value-type="float">
            <text:p>0.000253</text:p>
          </table:table-cell>
          <table:table-cell office:value-type="string" calcext:value-type="string">
            <text:p>Uncal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86" calcext:value-type="float">
            <text:p>0.66986</text:p>
          </table:table-cell>
          <table:table-cell office:value-type="float" office:value="0.66423" calcext:value-type="float">
            <text:p>0.66423</text:p>
          </table:table-cell>
          <table:table-cell office:value-type="float" office:value="0.65937" calcext:value-type="float">
            <text:p>0.65937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0.00014 u</text:p>
          </table:table-cell>
          <table:table-cell office:value-type="string" calcext:value-type="string">
            <text:p>0.0001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41697" calcext:value-type="float">
            <text:p>2.41697</text:p>
          </table:table-cell>
          <table:table-cell office:value-type="float" office:value="2.41481" calcext:value-type="float">
            <text:p>2.41481</text:p>
          </table:table-cell>
          <table:table-cell office:value-type="string" calcext:value-type="string">
            <text:p>Uncal</text:p>
          </table:table-cell>
          <table:table-cell office:value-type="float" office:value="2.29548" calcext:value-type="float">
            <text:p>2.29548</text:p>
          </table:table-cell>
          <table:table-cell office:value-type="float" office:value="2.33704" calcext:value-type="float">
            <text:p>2.33704</text:p>
          </table:table-cell>
          <table:table-cell office:value-type="float" office:value="1.70011" calcext:value-type="float">
            <text:p>1.70011</text:p>
          </table:table-cell>
          <table:table-cell office:value-type="float" office:value="1.66787" calcext:value-type="float">
            <text:p>1.66787</text:p>
          </table:table-cell>
          <table:table-cell office:value-type="float" office:value="1.58136" calcext:value-type="float">
            <text:p>1.58136</text:p>
          </table:table-cell>
          <table:table-cell office:value-type="float" office:value="1.50841" calcext:value-type="float">
            <text:p>1.50841</text:p>
          </table:table-cell>
          <table:table-cell office:value-type="float" office:value="5.90077" calcext:value-type="float">
            <text:p>5.90077</text:p>
          </table:table-cell>
          <table:table-cell office:value-type="float" office:value="5.92422" calcext:value-type="float">
            <text:p>5.92422</text:p>
          </table:table-cell>
          <table:table-cell office:value-type="float" office:value="5.97472" calcext:value-type="float">
            <text:p>5.97472</text:p>
          </table:table-cell>
          <table:table-cell office:value-type="float" office:value="5.99378" calcext:value-type="float">
            <text:p>5.99378</text:p>
          </table:table-cell>
          <table:table-cell office:value-type="float" office:value="5.94483" calcext:value-type="float">
            <text:p>5.94483</text:p>
          </table:table-cell>
          <table:table-cell office:value-type="float" office:value="5.87903" calcext:value-type="float">
            <text:p>5.8790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49" calcext:value-type="float">
            <text:p>0.01549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267" calcext:value-type="float">
            <text:p>0.02267</text:p>
          </table:table-cell>
          <table:table-cell office:value-type="string" calcext:value-type="string">
            <text:p>Uncal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Uncal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1.17288" calcext:value-type="float">
            <text:p>1.17288</text:p>
          </table:table-cell>
          <table:table-cell office:value-type="float" office:value="1.1932" calcext:value-type="float">
            <text:p>1.1932</text:p>
          </table:table-cell>
          <table:table-cell office:value-type="float" office:value="1.18209" calcext:value-type="float">
            <text:p>1.18209</text:p>
          </table:table-cell>
          <table:table-cell office:value-type="string" calcext:value-type="string">
            <text:p>Uncal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1.16894" calcext:value-type="float">
            <text:p>1.16894</text:p>
          </table:table-cell>
          <table:table-cell office:value-type="float" office:value="1.15154" calcext:value-type="float">
            <text:p>1.15154</text:p>
          </table:table-cell>
          <table:table-cell office:value-type="float" office:value="1.15279" calcext:value-type="float">
            <text:p>1.15279</text:p>
          </table:table-cell>
          <table:table-cell office:value-type="float" office:value="1.15756" calcext:value-type="float">
            <text:p>1.15756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546" calcext:value-type="float">
            <text:p>1.11546</text:p>
          </table:table-cell>
          <table:table-cell office:value-type="float" office:value="1.09576" calcext:value-type="float">
            <text:p>1.09576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10934" calcext:value-type="float">
            <text:p>0.10934</text:p>
          </table:table-cell>
          <table:table-cell office:value-type="float" office:value="0.12065" calcext:value-type="float">
            <text:p>0.12065</text:p>
          </table:table-cell>
          <table:table-cell office:value-type="float" office:value="0.30834" calcext:value-type="float">
            <text:p>0.30834</text:p>
          </table:table-cell>
          <table:table-cell office:value-type="string" calcext:value-type="string">
            <text:p>Uncal</text:p>
          </table:table-cell>
          <table:table-cell office:value-type="float" office:value="0.000141" calcext:value-type="float">
            <text:p>0.000141</text:p>
          </table:table-cell>
          <table:table-cell office:value-type="string" calcext:value-type="string">
            <text:p>Uncal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1676" calcext:value-type="float">
            <text:p>0.21676</text:p>
          </table:table-cell>
          <table:table-cell office:value-type="float" office:value="0.21245" calcext:value-type="float">
            <text:p>0.21245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93" calcext:value-type="float">
            <text:p>0.00493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12679" calcext:value-type="float">
            <text:p>1.12679</text:p>
          </table:table-cell>
          <table:table-cell office:value-type="float" office:value="1.14077" calcext:value-type="float">
            <text:p>1.14077</text:p>
          </table:table-cell>
          <table:table-cell office:value-type="string" calcext:value-type="string">
            <text:p>Uncal</text:p>
          </table:table-cell>
          <table:table-cell office:value-type="float" office:value="1.07391" calcext:value-type="float">
            <text:p>1.07391</text:p>
          </table:table-cell>
          <table:table-cell office:value-type="float" office:value="1.09919" calcext:value-type="float">
            <text:p>1.09919</text:p>
          </table:table-cell>
          <table:table-cell office:value-type="float" office:value="1.26619" calcext:value-type="float">
            <text:p>1.26619</text:p>
          </table:table-cell>
          <table:table-cell office:value-type="float" office:value="1.29804" calcext:value-type="float">
            <text:p>1.29804</text:p>
          </table:table-cell>
          <table:table-cell office:value-type="float" office:value="1.13688" calcext:value-type="float">
            <text:p>1.13688</text:p>
          </table:table-cell>
          <table:table-cell office:value-type="float" office:value="1.14899" calcext:value-type="float">
            <text:p>1.14899</text:p>
          </table:table-cell>
          <table:table-cell office:value-type="float" office:value="0.56418" calcext:value-type="float">
            <text:p>0.56418</text:p>
          </table:table-cell>
          <table:table-cell office:value-type="float" office:value="0.56485" calcext:value-type="float">
            <text:p>0.56485</text:p>
          </table:table-cell>
          <table:table-cell office:value-type="float" office:value="0.57913" calcext:value-type="float">
            <text:p>0.57913</text:p>
          </table:table-cell>
          <table:table-cell office:value-type="float" office:value="0.55299" calcext:value-type="float">
            <text:p>0.55299</text:p>
          </table:table-cell>
          <table:table-cell office:value-type="float" office:value="0.55312" calcext:value-type="float">
            <text:p>0.55312</text:p>
          </table:table-cell>
          <table:table-cell office:value-type="float" office:value="0.54192" calcext:value-type="float">
            <text:p>0.54192</text:p>
          </table:table-cell>
          <table:table-cell office:value-type="float" office:value="0.02838" calcext:value-type="float">
            <text:p>0.02838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2705" calcext:value-type="float">
            <text:p>0.02705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852" calcext:value-type="float">
            <text:p>0.02852</text:p>
          </table:table-cell>
          <table:table-cell office:value-type="string" calcext:value-type="string">
            <text:p>Uncal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3" calcext:value-type="float">
            <text:p>0.01383</text:p>
          </table:table-cell>
          <table:table-cell office:value-type="string" calcext:value-type="string">
            <text:p>Uncal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9.65629" calcext:value-type="float">
            <text:p>9.65629</text:p>
          </table:table-cell>
          <table:table-cell office:value-type="float" office:value="9.39337" calcext:value-type="float">
            <text:p>9.39337</text:p>
          </table:table-cell>
          <table:table-cell office:value-type="float" office:value="9.38971" calcext:value-type="float">
            <text:p>9.38971</text:p>
          </table:table-cell>
          <table:table-cell office:value-type="string" calcext:value-type="string">
            <text:p>Uncal</text:p>
          </table:table-cell>
          <table:table-cell office:value-type="float" office:value="8.94296" calcext:value-type="float">
            <text:p>8.94296</text:p>
          </table:table-cell>
          <table:table-cell office:value-type="float" office:value="9.2129" calcext:value-type="float">
            <text:p>9.2129</text:p>
          </table:table-cell>
          <table:table-cell office:value-type="float" office:value="9.47183" calcext:value-type="float">
            <text:p>9.47183</text:p>
          </table:table-cell>
          <table:table-cell office:value-type="float" office:value="9.4752" calcext:value-type="float">
            <text:p>9.4752</text:p>
          </table:table-cell>
          <table:table-cell office:value-type="float" office:value="9.38132" calcext:value-type="float">
            <text:p>9.38132</text:p>
          </table:table-cell>
          <table:table-cell office:value-type="float" office:value="9.1229" calcext:value-type="float">
            <text:p>9.1229</text:p>
          </table:table-cell>
          <table:table-cell office:value-type="float" office:value="9.15405" calcext:value-type="float">
            <text:p>9.15405</text:p>
          </table:table-cell>
          <table:table-cell office:value-type="float" office:value="9.01638" calcext:value-type="float">
            <text:p>9.01638</text:p>
          </table:table-cell>
          <table:table-cell office:value-type="float" office:value="0.07986" calcext:value-type="float">
            <text:p>0.07986</text:p>
          </table:table-cell>
          <table:table-cell office:value-type="float" office:value="0.08153" calcext:value-type="float">
            <text:p>0.08153</text:p>
          </table:table-cell>
          <table:table-cell office:value-type="float" office:value="0.08215" calcext:value-type="float">
            <text:p>0.08215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70184" calcext:value-type="float">
            <text:p>0.70184</text:p>
          </table:table-cell>
          <table:table-cell office:value-type="float" office:value="0.69835" calcext:value-type="float">
            <text:p>0.69835</text:p>
          </table:table-cell>
          <table:table-cell office:value-type="float" office:value="0.73739" calcext:value-type="float">
            <text:p>0.73739</text:p>
          </table:table-cell>
          <table:table-cell office:value-type="string" calcext:value-type="string">
            <text:p>Uncal</text:p>
          </table:table-cell>
          <table:table-cell office:value-type="float" office:value="0.000656" calcext:value-type="float">
            <text:p>0.000656</text:p>
          </table:table-cell>
          <table:table-cell office:value-type="string" calcext:value-type="string">
            <text:p>Uncal</text:p>
          </table:table-cell>
          <table:table-cell office:value-type="float" office:value="2.28778" calcext:value-type="float">
            <text:p>2.28778</text:p>
          </table:table-cell>
          <table:table-cell office:value-type="float" office:value="2.27998" calcext:value-type="float">
            <text:p>2.27998</text:p>
          </table:table-cell>
          <table:table-cell office:value-type="float" office:value="2.32873" calcext:value-type="float">
            <text:p>2.32873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2.30279" calcext:value-type="float">
            <text:p>2.30279</text:p>
          </table:table-cell>
          <table:table-cell office:value-type="float" office:value="2.26647" calcext:value-type="float">
            <text:p>2.2664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94" calcext:value-type="float">
            <text:p>0.00194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973" calcext:value-type="float">
            <text:p>2.973</text:p>
          </table:table-cell>
          <table:table-cell office:value-type="float" office:value="2.97518" calcext:value-type="float">
            <text:p>2.97518</text:p>
          </table:table-cell>
          <table:table-cell office:value-type="string" calcext:value-type="string">
            <text:p>Uncal</text:p>
          </table:table-cell>
          <table:table-cell office:value-type="float" office:value="2.82362" calcext:value-type="float">
            <text:p>2.82362</text:p>
          </table:table-cell>
          <table:table-cell office:value-type="float" office:value="2.83017" calcext:value-type="float">
            <text:p>2.83017</text:p>
          </table:table-cell>
          <table:table-cell office:value-type="float" office:value="2.19018" calcext:value-type="float">
            <text:p>2.19018</text:p>
          </table:table-cell>
          <table:table-cell office:value-type="float" office:value="2.12367" calcext:value-type="float">
            <text:p>2.12367</text:p>
          </table:table-cell>
          <table:table-cell office:value-type="float" office:value="1.87928" calcext:value-type="float">
            <text:p>1.87928</text:p>
          </table:table-cell>
          <table:table-cell office:value-type="float" office:value="1.91684" calcext:value-type="float">
            <text:p>1.91684</text:p>
          </table:table-cell>
          <table:table-cell office:value-type="float" office:value="2.40292" calcext:value-type="float">
            <text:p>2.40292</text:p>
          </table:table-cell>
          <table:table-cell office:value-type="float" office:value="2.40637" calcext:value-type="float">
            <text:p>2.40637</text:p>
          </table:table-cell>
          <table:table-cell office:value-type="float" office:value="2.43432" calcext:value-type="float">
            <text:p>2.43432</text:p>
          </table:table-cell>
          <table:table-cell office:value-type="float" office:value="2.48141" calcext:value-type="float">
            <text:p>2.48141</text:p>
          </table:table-cell>
          <table:table-cell office:value-type="float" office:value="2.42737" calcext:value-type="float">
            <text:p>2.42737</text:p>
          </table:table-cell>
          <table:table-cell office:value-type="float" office:value="2.42958" calcext:value-type="float">
            <text:p>2.42958</text:p>
          </table:table-cell>
          <table:table-cell office:value-type="float" office:value="0.04179" calcext:value-type="float">
            <text:p>0.04179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 TAP</text:p>
          </table:table-cell>
          <table:table-cell office:value-type="float" office:value="0.00964" calcext:value-type="float">
            <text:p>0.00964</text:p>
          </table:table-cell>
          <table:table-cell office:value-type="string" calcext:value-type="string">
            <text:p>Uncal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05511" calcext:value-type="float">
            <text:p>0.05511</text:p>
          </table:table-cell>
          <table:table-cell office:value-type="float" office:value="0.05459" calcext:value-type="float">
            <text:p>0.05459</text:p>
          </table:table-cell>
          <table:table-cell office:value-type="float" office:value="0.05447" calcext:value-type="float">
            <text:p>0.05447</text:p>
          </table:table-cell>
          <table:table-cell office:value-type="string" calcext:value-type="string">
            <text:p>Uncal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05503" calcext:value-type="float">
            <text:p>0.05503</text:p>
          </table:table-cell>
          <table:table-cell office:value-type="float" office:value="0.05532" calcext:value-type="float">
            <text:p>0.05532</text:p>
          </table:table-cell>
          <table:table-cell office:value-type="string" calcext:value-type="string">
            <text:p>121.76842 o</text:p>
          </table:table-cell>
          <table:table-cell office:value-type="string" calcext:value-type="string">
            <text:p>124.33971 o</text:p>
          </table:table-cell>
          <table:table-cell office:value-type="string" calcext:value-type="string">
            <text:p>124.03422 o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9.11917 o</text:p>
          </table:table-cell>
          <table:table-cell office:value-type="string" calcext:value-type="string">
            <text:p>122.13416 o</text:p>
          </table:table-cell>
          <table:table-cell office:value-type="string" calcext:value-type="string">
            <text:p>123.01568 o</text:p>
          </table:table-cell>
          <table:table-cell office:value-type="string" calcext:value-type="string">
            <text:p>120.56110 o</text:p>
          </table:table-cell>
          <table:table-cell office:value-type="string" calcext:value-type="string">
            <text:p>107.29684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8.41715 o</text:p>
          </table:table-cell>
          <table:table-cell office:value-type="string" calcext:value-type="string">
            <text:p>-0.00181 u</text:p>
          </table:table-cell>
          <table:table-cell office:value-type="string" calcext:value-type="string">
            <text:p>-0.00071 u</text:p>
          </table:table-cell>
          <table:table-cell office:value-type="string" calcext:value-type="string">
            <text:p>-0.00161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2.80126" calcext:value-type="float">
            <text:p>2.80126</text:p>
          </table:table-cell>
          <table:table-cell office:value-type="float" office:value="2.67323" calcext:value-type="float">
            <text:p>2.67323</text:p>
          </table:table-cell>
          <table:table-cell office:value-type="float" office:value="2.22442" calcext:value-type="float">
            <text:p>2.22442</text:p>
          </table:table-cell>
          <table:table-cell office:value-type="string" calcext:value-type="string">
            <text:p>Uncal</text:p>
          </table:table-cell>
          <table:table-cell office:value-type="float" office:value="0.013375" calcext:value-type="float">
            <text:p>0.013375</text:p>
          </table:table-cell>
          <table:table-cell office:value-type="string" calcext:value-type="string">
            <text:p>Uncal</text:p>
          </table:table-cell>
          <table:table-cell office:value-type="float" office:value="3.5515" calcext:value-type="float">
            <text:p>3.5515</text:p>
          </table:table-cell>
          <table:table-cell office:value-type="float" office:value="3.5363" calcext:value-type="float">
            <text:p>3.5363</text:p>
          </table:table-cell>
          <table:table-cell office:value-type="float" office:value="3.74038" calcext:value-type="float">
            <text:p>3.74038</text:p>
          </table:table-cell>
          <table:table-cell office:value-type="float" office:value="3.70267" calcext:value-type="float">
            <text:p>3.70267</text:p>
          </table:table-cell>
          <table:table-cell office:value-type="float" office:value="3.70154" calcext:value-type="float">
            <text:p>3.70154</text:p>
          </table:table-cell>
          <table:table-cell office:value-type="float" office:value="3.71914" calcext:value-type="float">
            <text:p>3.71914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0.0000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2.81951" calcext:value-type="float">
            <text:p>12.81951</text:p>
          </table:table-cell>
          <table:table-cell office:value-type="float" office:value="12.67451" calcext:value-type="float">
            <text:p>12.67451</text:p>
          </table:table-cell>
          <table:table-cell office:value-type="string" calcext:value-type="string">
            <text:p>Uncal</text:p>
          </table:table-cell>
          <table:table-cell office:value-type="float" office:value="10.88775" calcext:value-type="float">
            <text:p>10.88775</text:p>
          </table:table-cell>
          <table:table-cell office:value-type="float" office:value="10.90907" calcext:value-type="float">
            <text:p>10.90907</text:p>
          </table:table-cell>
          <table:table-cell office:value-type="string" calcext:value-type="string">
            <text:p>12.19831 o</text:p>
          </table:table-cell>
          <table:table-cell office:value-type="string" calcext:value-type="string">
            <text:p>10.73364 o</text:p>
          </table:table-cell>
          <table:table-cell office:value-type="float" office:value="10.09191" calcext:value-type="float">
            <text:p>10.09191</text:p>
          </table:table-cell>
          <table:table-cell office:value-type="float" office:value="9.77322" calcext:value-type="float">
            <text:p>9.77322</text:p>
          </table:table-cell>
          <table:table-cell office:value-type="float" office:value="8.20211" calcext:value-type="float">
            <text:p>8.20211</text:p>
          </table:table-cell>
          <table:table-cell office:value-type="float" office:value="8.18601" calcext:value-type="float">
            <text:p>8.18601</text:p>
          </table:table-cell>
          <table:table-cell office:value-type="float" office:value="8.31067" calcext:value-type="float">
            <text:p>8.31067</text:p>
          </table:table-cell>
          <table:table-cell office:value-type="float" office:value="8.48337" calcext:value-type="float">
            <text:p>8.48337</text:p>
          </table:table-cell>
          <table:table-cell office:value-type="float" office:value="8.39195" calcext:value-type="float">
            <text:p>8.39195</text:p>
          </table:table-cell>
          <table:table-cell office:value-type="float" office:value="8.35249" calcext:value-type="float">
            <text:p>8.35249</text:p>
          </table:table-cell>
          <table:table-cell office:value-type="float" office:value="0.43133" calcext:value-type="float">
            <text:p>0.43133</text:p>
          </table:table-cell>
          <table:table-cell office:value-type="float" office:value="0.43602" calcext:value-type="float">
            <text:p>0.43602</text:p>
          </table:table-cell>
          <table:table-cell office:value-type="float" office:value="0.42967" calcext:value-type="float">
            <text:p>0.42967</text:p>
          </table:table-cell>
          <table:table-cell office:value-type="float" office:value="0.43435" calcext:value-type="float">
            <text:p>0.43435</text:p>
          </table:table-cell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JK-0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1 u</text:p>
          </table:table-cell>
          <table:table-cell office:value-type="string" calcext:value-type="string">
            <text:p>0.00097 u</text:p>
          </table:table-cell>
          <table:table-cell office:value-type="string" calcext:value-type="string">
            <text:p>0.00093 u</text:p>
          </table:table-cell>
          <table:table-cell office:value-type="string" calcext:value-type="string">
            <text:p>0.00090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84 u</text:p>
          </table:table-cell>
          <table:table-cell office:value-type="string" calcext:value-type="string">
            <text:p>0.00107 u</text:p>
          </table:table-cell>
          <table:table-cell office:value-type="string" calcext:value-type="string">
            <text:p>0.00110 u</text:p>
          </table:table-cell>
          <table:table-cell office:value-type="float" office:value="5.5799" calcext:value-type="float">
            <text:p>5.5799</text:p>
          </table:table-cell>
          <table:table-cell office:value-type="float" office:value="5.47449" calcext:value-type="float">
            <text:p>5.47449</text:p>
          </table:table-cell>
          <table:table-cell office:value-type="float" office:value="5.42032" calcext:value-type="float">
            <text:p>5.42032</text:p>
          </table:table-cell>
          <table:table-cell office:value-type="string" calcext:value-type="string">
            <text:p>Uncal</text:p>
          </table:table-cell>
          <table:table-cell office:value-type="float" office:value="5.21666" calcext:value-type="float">
            <text:p>5.21666</text:p>
          </table:table-cell>
          <table:table-cell office:value-type="float" office:value="5.31523" calcext:value-type="float">
            <text:p>5.31523</text:p>
          </table:table-cell>
          <table:table-cell office:value-type="float" office:value="5.46289" calcext:value-type="float">
            <text:p>5.46289</text:p>
          </table:table-cell>
          <table:table-cell office:value-type="float" office:value="5.47937" calcext:value-type="float">
            <text:p>5.47937</text:p>
          </table:table-cell>
          <table:table-cell office:value-type="float" office:value="5.44241" calcext:value-type="float">
            <text:p>5.44241</text:p>
          </table:table-cell>
          <table:table-cell office:value-type="float" office:value="5.25119" calcext:value-type="float">
            <text:p>5.25119</text:p>
          </table:table-cell>
          <table:table-cell office:value-type="float" office:value="5.26504" calcext:value-type="float">
            <text:p>5.26504</text:p>
          </table:table-cell>
          <table:table-cell office:value-type="float" office:value="5.22905" calcext:value-type="float">
            <text:p>5.22905</text:p>
          </table:table-cell>
          <table:table-cell office:value-type="string" calcext:value-type="string">
            <text:p>-0.00012 u</text:p>
          </table:table-cell>
          <table:table-cell office:value-type="string" calcext:value-type="string">
            <text:p>0.00157 u</text:p>
          </table:table-cell>
          <table:table-cell office:value-type="string" calcext:value-type="string">
            <text:p>0.00075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9242" calcext:value-type="float">
            <text:p>0.99242</text:p>
          </table:table-cell>
          <table:table-cell office:value-type="float" office:value="0.97176" calcext:value-type="float">
            <text:p>0.97176</text:p>
          </table:table-cell>
          <table:table-cell office:value-type="float" office:value="1.059" calcext:value-type="float">
            <text:p>1.059</text:p>
          </table:table-cell>
          <table:table-cell office:value-type="string" calcext:value-type="string">
            <text:p>Uncal</text:p>
          </table:table-cell>
          <table:table-cell office:value-type="float" office:value="0.000292" calcext:value-type="float">
            <text:p>0.000292</text:p>
          </table:table-cell>
          <table:table-cell office:value-type="string" calcext:value-type="string">
            <text:p>Uncal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67737" calcext:value-type="float">
            <text:p>0.67737</text:p>
          </table:table-cell>
          <table:table-cell office:value-type="float" office:value="0.67847" calcext:value-type="float">
            <text:p>0.67847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66823" calcext:value-type="float">
            <text:p>0.66823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0.0000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4821" calcext:value-type="float">
            <text:p>2.4821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Uncal</text:p>
          </table:table-cell>
          <table:table-cell office:value-type="float" office:value="2.40345" calcext:value-type="float">
            <text:p>2.40345</text:p>
          </table:table-cell>
          <table:table-cell office:value-type="float" office:value="2.40287" calcext:value-type="float">
            <text:p>2.40287</text:p>
          </table:table-cell>
          <table:table-cell office:value-type="float" office:value="1.81784" calcext:value-type="float">
            <text:p>1.81784</text:p>
          </table:table-cell>
          <table:table-cell office:value-type="float" office:value="1.79676" calcext:value-type="float">
            <text:p>1.79676</text:p>
          </table:table-cell>
          <table:table-cell office:value-type="float" office:value="1.63025" calcext:value-type="float">
            <text:p>1.63025</text:p>
          </table:table-cell>
          <table:table-cell office:value-type="float" office:value="1.61495" calcext:value-type="float">
            <text:p>1.61495</text:p>
          </table:table-cell>
          <table:table-cell office:value-type="float" office:value="5.90867" calcext:value-type="float">
            <text:p>5.90867</text:p>
          </table:table-cell>
          <table:table-cell office:value-type="float" office:value="5.90844" calcext:value-type="float">
            <text:p>5.90844</text:p>
          </table:table-cell>
          <table:table-cell office:value-type="float" office:value="5.96835" calcext:value-type="float">
            <text:p>5.96835</text:p>
          </table:table-cell>
          <table:table-cell office:value-type="float" office:value="6.05625" calcext:value-type="float">
            <text:p>6.05625</text:p>
          </table:table-cell>
          <table:table-cell office:value-type="float" office:value="5.99122" calcext:value-type="float">
            <text:p>5.99122</text:p>
          </table:table-cell>
          <table:table-cell office:value-type="float" office:value="5.91923" calcext:value-type="float">
            <text:p>5.9192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66" calcext:value-type="float">
            <text:p>0.01566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JK-07</text:p>
          </table:table-cell>
          <table:table-cell office:value-type="float" office:value="0.00919" calcext:value-type="float">
            <text:p>0.00919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400 u</text:p>
          </table:table-cell>
          <table:table-cell office:value-type="string" calcext:value-type="string">
            <text:p>0.00424 u</text:p>
          </table:table-cell>
          <table:table-cell office:value-type="string" calcext:value-type="string">
            <text:p>0.00420 u</text:p>
          </table:table-cell>
          <table:table-cell office:value-type="string" calcext:value-type="string">
            <text:p>0.0041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395 u</text:p>
          </table:table-cell>
          <table:table-cell office:value-type="string" calcext:value-type="string">
            <text:p>0.00432 u</text:p>
          </table:table-cell>
          <table:table-cell office:value-type="string" calcext:value-type="string">
            <text:p>0.00418 u</text:p>
          </table:table-cell>
          <table:table-cell office:value-type="float" office:value="7.27949" calcext:value-type="float">
            <text:p>7.27949</text:p>
          </table:table-cell>
          <table:table-cell office:value-type="float" office:value="7.07876" calcext:value-type="float">
            <text:p>7.07876</text:p>
          </table:table-cell>
          <table:table-cell office:value-type="float" office:value="7.07079" calcext:value-type="float">
            <text:p>7.07079</text:p>
          </table:table-cell>
          <table:table-cell office:value-type="string" calcext:value-type="string">
            <text:p>Uncal</text:p>
          </table:table-cell>
          <table:table-cell office:value-type="float" office:value="6.79662" calcext:value-type="float">
            <text:p>6.79662</text:p>
          </table:table-cell>
          <table:table-cell office:value-type="float" office:value="6.97895" calcext:value-type="float">
            <text:p>6.97895</text:p>
          </table:table-cell>
          <table:table-cell office:value-type="float" office:value="7.15017" calcext:value-type="float">
            <text:p>7.15017</text:p>
          </table:table-cell>
          <table:table-cell office:value-type="float" office:value="7.18481" calcext:value-type="float">
            <text:p>7.18481</text:p>
          </table:table-cell>
          <table:table-cell office:value-type="float" office:value="7.12259" calcext:value-type="float">
            <text:p>7.12259</text:p>
          </table:table-cell>
          <table:table-cell office:value-type="float" office:value="6.95301" calcext:value-type="float">
            <text:p>6.95301</text:p>
          </table:table-cell>
          <table:table-cell office:value-type="float" office:value="6.96482" calcext:value-type="float">
            <text:p>6.96482</text:p>
          </table:table-cell>
          <table:table-cell office:value-type="float" office:value="6.85485" calcext:value-type="float">
            <text:p>6.85485</text:p>
          </table:table-cell>
          <table:table-cell office:value-type="string" calcext:value-type="string">
            <text:p>0.00177 u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1.27241" calcext:value-type="float">
            <text:p>1.27241</text:p>
          </table:table-cell>
          <table:table-cell office:value-type="float" office:value="1.23522" calcext:value-type="float">
            <text:p>1.23522</text:p>
          </table:table-cell>
          <table:table-cell office:value-type="float" office:value="1.30232" calcext:value-type="float">
            <text:p>1.30232</text:p>
          </table:table-cell>
          <table:table-cell office:value-type="string" calcext:value-type="string">
            <text:p>Uncal</text:p>
          </table:table-cell>
          <table:table-cell office:value-type="float" office:value="0.000396" calcext:value-type="float">
            <text:p>0.000396</text:p>
          </table:table-cell>
          <table:table-cell office:value-type="string" calcext:value-type="string">
            <text:p>Uncal</text:p>
          </table:table-cell>
          <table:table-cell office:value-type="float" office:value="0.93277" calcext:value-type="float">
            <text:p>0.93277</text:p>
          </table:table-cell>
          <table:table-cell office:value-type="float" office:value="0.92897" calcext:value-type="float">
            <text:p>0.92897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0.94598" calcext:value-type="float">
            <text:p>0.94598</text:p>
          </table:table-cell>
          <table:table-cell office:value-type="float" office:value="0.93855" calcext:value-type="float">
            <text:p>0.93855</text:p>
          </table:table-cell>
          <table:table-cell office:value-type="float" office:value="0.92875" calcext:value-type="float">
            <text:p>0.9287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3.21335" calcext:value-type="float">
            <text:p>3.21335</text:p>
          </table:table-cell>
          <table:table-cell office:value-type="float" office:value="3.2313" calcext:value-type="float">
            <text:p>3.2313</text:p>
          </table:table-cell>
          <table:table-cell office:value-type="string" calcext:value-type="string">
            <text:p>Uncal</text:p>
          </table:table-cell>
          <table:table-cell office:value-type="float" office:value="3.14131" calcext:value-type="float">
            <text:p>3.14131</text:p>
          </table:table-cell>
          <table:table-cell office:value-type="float" office:value="3.13131" calcext:value-type="float">
            <text:p>3.13131</text:p>
          </table:table-cell>
          <table:table-cell office:value-type="float" office:value="1.91305" calcext:value-type="float">
            <text:p>1.91305</text:p>
          </table:table-cell>
          <table:table-cell office:value-type="float" office:value="1.8469" calcext:value-type="float">
            <text:p>1.8469</text:p>
          </table:table-cell>
          <table:table-cell office:value-type="float" office:value="1.64769" calcext:value-type="float">
            <text:p>1.64769</text:p>
          </table:table-cell>
          <table:table-cell office:value-type="float" office:value="1.7064" calcext:value-type="float">
            <text:p>1.7064</text:p>
          </table:table-cell>
          <table:table-cell office:value-type="float" office:value="10.128" calcext:value-type="float">
            <text:p>10.128</text:p>
          </table:table-cell>
          <table:table-cell office:value-type="float" office:value="10.11595" calcext:value-type="float">
            <text:p>10.11595</text:p>
          </table:table-cell>
          <table:table-cell office:value-type="float" office:value="10.28321" calcext:value-type="float">
            <text:p>10.28321</text:p>
          </table:table-cell>
          <table:table-cell office:value-type="float" office:value="10.33821" calcext:value-type="float">
            <text:p>10.33821</text:p>
          </table:table-cell>
          <table:table-cell office:value-type="float" office:value="10.18194" calcext:value-type="float">
            <text:p>10.18194</text:p>
          </table:table-cell>
          <table:table-cell office:value-type="float" office:value="10.11007" calcext:value-type="float">
            <text:p>10.11007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JK-08</text:p>
          </table:table-cell>
          <table:table-cell office:value-type="float" office:value="0.00384" calcext:value-type="float">
            <text:p>0.00384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48 u</text:p>
          </table:table-cell>
          <table:table-cell office:value-type="string" calcext:value-type="string">
            <text:p>0.00069 u</text:p>
          </table:table-cell>
          <table:table-cell office:value-type="string" calcext:value-type="string">
            <text:p>0.00077 u</text:p>
          </table:table-cell>
          <table:table-cell office:value-type="string" calcext:value-type="string">
            <text:p>0.00072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0.00097 u</text:p>
          </table:table-cell>
          <table:table-cell office:value-type="string" calcext:value-type="string">
            <text:p>0.00090 u</text:p>
          </table:table-cell>
          <table:table-cell office:value-type="float" office:value="4.57689" calcext:value-type="float">
            <text:p>4.57689</text:p>
          </table:table-cell>
          <table:table-cell office:value-type="float" office:value="4.4949" calcext:value-type="float">
            <text:p>4.4949</text:p>
          </table:table-cell>
          <table:table-cell office:value-type="float" office:value="4.45751" calcext:value-type="float">
            <text:p>4.45751</text:p>
          </table:table-cell>
          <table:table-cell office:value-type="string" calcext:value-type="string">
            <text:p>Uncal</text:p>
          </table:table-cell>
          <table:table-cell office:value-type="float" office:value="4.30966" calcext:value-type="float">
            <text:p>4.30966</text:p>
          </table:table-cell>
          <table:table-cell office:value-type="float" office:value="4.37666" calcext:value-type="float">
            <text:p>4.37666</text:p>
          </table:table-cell>
          <table:table-cell office:value-type="float" office:value="4.50406" calcext:value-type="float">
            <text:p>4.50406</text:p>
          </table:table-cell>
          <table:table-cell office:value-type="float" office:value="4.52072" calcext:value-type="float">
            <text:p>4.52072</text:p>
          </table:table-cell>
          <table:table-cell office:value-type="float" office:value="4.49322" calcext:value-type="float">
            <text:p>4.49322</text:p>
          </table:table-cell>
          <table:table-cell office:value-type="float" office:value="4.38803" calcext:value-type="float">
            <text:p>4.38803</text:p>
          </table:table-cell>
          <table:table-cell office:value-type="float" office:value="4.39984" calcext:value-type="float">
            <text:p>4.39984</text:p>
          </table:table-cell>
          <table:table-cell office:value-type="float" office:value="4.30807" calcext:value-type="float">
            <text:p>4.30807</text:p>
          </table:table-cell>
          <table:table-cell office:value-type="string" calcext:value-type="string">
            <text:p>-0.00110 u</text:p>
          </table:table-cell>
          <table:table-cell office:value-type="string" calcext:value-type="string">
            <text:p>0.00053 u</text:p>
          </table:table-cell>
          <table:table-cell office:value-type="string" calcext:value-type="string">
            <text:p>-0.00011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.93404" calcext:value-type="float">
            <text:p>0.93404</text:p>
          </table:table-cell>
          <table:table-cell office:value-type="float" office:value="1.00733" calcext:value-type="float">
            <text:p>1.00733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037 u</text:p>
          </table:table-cell>
          <table:table-cell office:value-type="string" calcext:value-type="string">
            <text:p>Uncal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2753" calcext:value-type="float">
            <text:p>0.62753</text:p>
          </table:table-cell>
          <table:table-cell office:value-type="float" office:value="0.62302" calcext:value-type="float">
            <text:p>0.62302</text:p>
          </table:table-cell>
          <table:table-cell office:value-type="float" office:value="0.61659" calcext:value-type="float">
            <text:p>0.61659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0.00022 u</text:p>
          </table:table-cell>
          <table:table-cell office:value-type="string" calcext:value-type="string">
            <text:p>0.00005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07217" calcext:value-type="float">
            <text:p>2.07217</text:p>
          </table:table-cell>
          <table:table-cell office:value-type="float" office:value="2.05939" calcext:value-type="float">
            <text:p>2.05939</text:p>
          </table:table-cell>
          <table:table-cell office:value-type="string" calcext:value-type="string">
            <text:p>Uncal</text:p>
          </table:table-cell>
          <table:table-cell office:value-type="float" office:value="1.98946" calcext:value-type="float">
            <text:p>1.98946</text:p>
          </table:table-cell>
          <table:table-cell office:value-type="float" office:value="1.98266" calcext:value-type="float">
            <text:p>1.98266</text:p>
          </table:table-cell>
          <table:table-cell office:value-type="float" office:value="1.06146" calcext:value-type="float">
            <text:p>1.06146</text:p>
          </table:table-cell>
          <table:table-cell office:value-type="float" office:value="1.04881" calcext:value-type="float">
            <text:p>1.04881</text:p>
          </table:table-cell>
          <table:table-cell office:value-type="float" office:value="1.00425" calcext:value-type="float">
            <text:p>1.00425</text:p>
          </table:table-cell>
          <table:table-cell office:value-type="float" office:value="0.95189" calcext:value-type="float">
            <text:p>0.95189</text:p>
          </table:table-cell>
          <table:table-cell office:value-type="float" office:value="5.74626" calcext:value-type="float">
            <text:p>5.74626</text:p>
          </table:table-cell>
          <table:table-cell office:value-type="float" office:value="5.72809" calcext:value-type="float">
            <text:p>5.72809</text:p>
          </table:table-cell>
          <table:table-cell office:value-type="float" office:value="5.79996" calcext:value-type="float">
            <text:p>5.79996</text:p>
          </table:table-cell>
          <table:table-cell office:value-type="float" office:value="5.7882" calcext:value-type="float">
            <text:p>5.7882</text:p>
          </table:table-cell>
          <table:table-cell office:value-type="float" office:value="5.76556" calcext:value-type="float">
            <text:p>5.76556</text:p>
          </table:table-cell>
          <table:table-cell office:value-type="float" office:value="5.7321" calcext:value-type="float">
            <text:p>5.7321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523" calcext:value-type="float">
            <text:p>0.01523</text:p>
          </table:table-cell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JK-09</text:p>
          </table:table-cell>
          <table:table-cell office:value-type="float" office:value="0.00353" calcext:value-type="float">
            <text:p>0.00353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9 u</text:p>
          </table:table-cell>
          <table:table-cell table:number-columns-repeated="2" office:value-type="string" calcext:value-type="string">
            <text:p>0.00099 u</text:p>
          </table:table-cell>
          <table:table-cell office:value-type="string" calcext:value-type="string">
            <text:p>0.0009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01 u</text:p>
          </table:table-cell>
          <table:table-cell office:value-type="string" calcext:value-type="string">
            <text:p>0.00113 u</text:p>
          </table:table-cell>
          <table:table-cell office:value-type="string" calcext:value-type="string">
            <text:p>0.00108 u</text:p>
          </table:table-cell>
          <table:table-cell office:value-type="float" office:value="6.14244" calcext:value-type="float">
            <text:p>6.14244</text:p>
          </table:table-cell>
          <table:table-cell office:value-type="float" office:value="6.02957" calcext:value-type="float">
            <text:p>6.02957</text:p>
          </table:table-cell>
          <table:table-cell office:value-type="float" office:value="5.96823" calcext:value-type="float">
            <text:p>5.96823</text:p>
          </table:table-cell>
          <table:table-cell office:value-type="string" calcext:value-type="string">
            <text:p>Uncal</text:p>
          </table:table-cell>
          <table:table-cell office:value-type="float" office:value="5.85503" calcext:value-type="float">
            <text:p>5.85503</text:p>
          </table:table-cell>
          <table:table-cell office:value-type="float" office:value="5.87694" calcext:value-type="float">
            <text:p>5.87694</text:p>
          </table:table-cell>
          <table:table-cell office:value-type="float" office:value="6.03703" calcext:value-type="float">
            <text:p>6.03703</text:p>
          </table:table-cell>
          <table:table-cell office:value-type="float" office:value="6.05461" calcext:value-type="float">
            <text:p>6.05461</text:p>
          </table:table-cell>
          <table:table-cell office:value-type="float" office:value="5.99363" calcext:value-type="float">
            <text:p>5.99363</text:p>
          </table:table-cell>
          <table:table-cell office:value-type="float" office:value="5.8098" calcext:value-type="float">
            <text:p>5.8098</text:p>
          </table:table-cell>
          <table:table-cell office:value-type="float" office:value="5.82503" calcext:value-type="float">
            <text:p>5.82503</text:p>
          </table:table-cell>
          <table:table-cell office:value-type="float" office:value="5.76593" calcext:value-type="float">
            <text:p>5.76593</text:p>
          </table:table-cell>
          <table:table-cell office:value-type="string" calcext:value-type="string">
            <text:p>-0.00084 u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-0.00031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1.03026" calcext:value-type="float">
            <text:p>1.03026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1.07987" calcext:value-type="float">
            <text:p>1.07987</text:p>
          </table:table-cell>
          <table:table-cell office:value-type="string" calcext:value-type="string">
            <text:p>Uncal</text:p>
          </table:table-cell>
          <table:table-cell office:value-type="float" office:value="0.000302" calcext:value-type="float">
            <text:p>0.000302</text:p>
          </table:table-cell>
          <table:table-cell office:value-type="string" calcext:value-type="string">
            <text:p>Uncal</text:p>
          </table:table-cell>
          <table:table-cell office:value-type="float" office:value="0.70909" calcext:value-type="float">
            <text:p>0.70909</text:p>
          </table:table-cell>
          <table:table-cell office:value-type="float" office:value="0.70608" calcext:value-type="float">
            <text:p>0.70608</text:p>
          </table:table-cell>
          <table:table-cell office:value-type="float" office:value="0.71774" calcext:value-type="float">
            <text:p>0.71774</text:p>
          </table:table-cell>
          <table:table-cell office:value-type="float" office:value="0.71586" calcext:value-type="float">
            <text:p>0.71586</text:p>
          </table:table-cell>
          <table:table-cell office:value-type="float" office:value="0.71048" calcext:value-type="float">
            <text:p>0.71048</text:p>
          </table:table-cell>
          <table:table-cell office:value-type="float" office:value="0.70396" calcext:value-type="float">
            <text:p>0.70396</text:p>
          </table:table-cell>
          <table:table-cell office:value-type="float" office:value="0.00007" calcext:value-type="float">
            <text:p>7E-05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0.0000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70098" calcext:value-type="float">
            <text:p>2.70098</text:p>
          </table:table-cell>
          <table:table-cell office:value-type="float" office:value="2.68438" calcext:value-type="float">
            <text:p>2.68438</text:p>
          </table:table-cell>
          <table:table-cell office:value-type="string" calcext:value-type="string">
            <text:p>Uncal</text:p>
          </table:table-cell>
          <table:table-cell office:value-type="float" office:value="2.60113" calcext:value-type="float">
            <text:p>2.60113</text:p>
          </table:table-cell>
          <table:table-cell office:value-type="float" office:value="2.59812" calcext:value-type="float">
            <text:p>2.59812</text:p>
          </table:table-cell>
          <table:table-cell office:value-type="float" office:value="2.13385" calcext:value-type="float">
            <text:p>2.13385</text:p>
          </table:table-cell>
          <table:table-cell office:value-type="float" office:value="2.10961" calcext:value-type="float">
            <text:p>2.10961</text:p>
          </table:table-cell>
          <table:table-cell office:value-type="float" office:value="1.91131" calcext:value-type="float">
            <text:p>1.91131</text:p>
          </table:table-cell>
          <table:table-cell office:value-type="float" office:value="1.92594" calcext:value-type="float">
            <text:p>1.92594</text:p>
          </table:table-cell>
          <table:table-cell office:value-type="float" office:value="5.93966" calcext:value-type="float">
            <text:p>5.93966</text:p>
          </table:table-cell>
          <table:table-cell office:value-type="float" office:value="5.94743" calcext:value-type="float">
            <text:p>5.94743</text:p>
          </table:table-cell>
          <table:table-cell office:value-type="float" office:value="6.02635" calcext:value-type="float">
            <text:p>6.02635</text:p>
          </table:table-cell>
          <table:table-cell office:value-type="float" office:value="6.09066" calcext:value-type="float">
            <text:p>6.09066</text:p>
          </table:table-cell>
          <table:table-cell office:value-type="float" office:value="5.99302" calcext:value-type="float">
            <text:p>5.99302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629" calcext:value-type="float">
            <text:p>0.01629</text:p>
          </table:table-cell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JK-10</text:p>
          </table:table-cell>
          <table:table-cell office:value-type="float" office:value="0.00288" calcext:value-type="float">
            <text:p>0.00288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62 u</text:p>
          </table:table-cell>
          <table:table-cell office:value-type="string" calcext:value-type="string">
            <text:p>0.00121 u</text:p>
          </table:table-cell>
          <table:table-cell office:value-type="string" calcext:value-type="string">
            <text:p>0.00108 u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-0.00018 u</text:p>
          </table:table-cell>
          <table:table-cell office:value-type="string" calcext:value-type="string">
            <text:p>0.00123 u</text:p>
          </table:table-cell>
          <table:table-cell office:value-type="string" calcext:value-type="string">
            <text:p>0.00120 u</text:p>
          </table:table-cell>
          <table:table-cell office:value-type="float" office:value="6.35706" calcext:value-type="float">
            <text:p>6.35706</text:p>
          </table:table-cell>
          <table:table-cell office:value-type="float" office:value="6.2064" calcext:value-type="float">
            <text:p>6.2064</text:p>
          </table:table-cell>
          <table:table-cell office:value-type="float" office:value="6.16614" calcext:value-type="float">
            <text:p>6.16614</text:p>
          </table:table-cell>
          <table:table-cell office:value-type="string" calcext:value-type="string">
            <text:p>Uncal</text:p>
          </table:table-cell>
          <table:table-cell office:value-type="float" office:value="5.98515" calcext:value-type="float">
            <text:p>5.98515</text:p>
          </table:table-cell>
          <table:table-cell office:value-type="float" office:value="6.06505" calcext:value-type="float">
            <text:p>6.06505</text:p>
          </table:table-cell>
          <table:table-cell office:value-type="float" office:value="6.24387" calcext:value-type="float">
            <text:p>6.24387</text:p>
          </table:table-cell>
          <table:table-cell office:value-type="float" office:value="6.26822" calcext:value-type="float">
            <text:p>6.26822</text:p>
          </table:table-cell>
          <table:table-cell office:value-type="float" office:value="6.21919" calcext:value-type="float">
            <text:p>6.21919</text:p>
          </table:table-cell>
          <table:table-cell office:value-type="float" office:value="6.0681" calcext:value-type="float">
            <text:p>6.0681</text:p>
          </table:table-cell>
          <table:table-cell office:value-type="float" office:value="6.08317" calcext:value-type="float">
            <text:p>6.08317</text:p>
          </table:table-cell>
          <table:table-cell office:value-type="float" office:value="5.98331" calcext:value-type="float">
            <text:p>5.98331</text:p>
          </table:table-cell>
          <table:table-cell office:value-type="string" calcext:value-type="string">
            <text:p>-0.00108 u</text:p>
          </table:table-cell>
          <table:table-cell office:value-type="string" calcext:value-type="string">
            <text:p>0.00055 u</text:p>
          </table:table-cell>
          <table:table-cell office:value-type="string" calcext:value-type="string">
            <text:p>-0.00008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1.05496" calcext:value-type="float">
            <text:p>1.05496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1.09097" calcext:value-type="float">
            <text:p>1.09097</text:p>
          </table:table-cell>
          <table:table-cell office:value-type="string" calcext:value-type="string">
            <text:p>Uncal</text:p>
          </table:table-cell>
          <table:table-cell office:value-type="float" office:value="0.000316" calcext:value-type="float">
            <text:p>0.000316</text:p>
          </table:table-cell>
          <table:table-cell office:value-type="string" calcext:value-type="string">
            <text:p>Uncal</text:p>
          </table:table-cell>
          <table:table-cell office:value-type="float" office:value="0.71766" calcext:value-type="float">
            <text:p>0.71766</text:p>
          </table:table-cell>
          <table:table-cell office:value-type="float" office:value="0.71594" calcext:value-type="float">
            <text:p>0.71594</text:p>
          </table:table-cell>
          <table:table-cell office:value-type="float" office:value="0.72676" calcext:value-type="float">
            <text:p>0.72676</text:p>
          </table:table-cell>
          <table:table-cell office:value-type="float" office:value="0.72785" calcext:value-type="float">
            <text:p>0.72785</text:p>
          </table:table-cell>
          <table:table-cell office:value-type="float" office:value="0.72128" calcext:value-type="float">
            <text:p>0.72128</text:p>
          </table:table-cell>
          <table:table-cell office:value-type="float" office:value="0.71513" calcext:value-type="float">
            <text:p>0.71513</text:p>
          </table:table-cell>
          <table:table-cell office:value-type="float" office:value="0.00015" calcext:value-type="float">
            <text:p>0.00015</text:p>
          </table:table-cell>
          <table:table-cell office:value-type="string" calcext:value-type="string">
            <text:p>0.00012 u</text:p>
          </table:table-cell>
          <table:table-cell office:value-type="string" calcext:value-type="string">
            <text:p>0.0001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82799" calcext:value-type="float">
            <text:p>2.82799</text:p>
          </table:table-cell>
          <table:table-cell office:value-type="float" office:value="2.80663" calcext:value-type="float">
            <text:p>2.80663</text:p>
          </table:table-cell>
          <table:table-cell office:value-type="string" calcext:value-type="string">
            <text:p>Uncal</text:p>
          </table:table-cell>
          <table:table-cell office:value-type="float" office:value="2.73923" calcext:value-type="float">
            <text:p>2.73923</text:p>
          </table:table-cell>
          <table:table-cell office:value-type="float" office:value="2.72186" calcext:value-type="float">
            <text:p>2.72186</text:p>
          </table:table-cell>
          <table:table-cell office:value-type="float" office:value="2.25366" calcext:value-type="float">
            <text:p>2.25366</text:p>
          </table:table-cell>
          <table:table-cell office:value-type="float" office:value="2.2145" calcext:value-type="float">
            <text:p>2.2145</text:p>
          </table:table-cell>
          <table:table-cell office:value-type="float" office:value="2.02501" calcext:value-type="float">
            <text:p>2.02501</text:p>
          </table:table-cell>
          <table:table-cell office:value-type="float" office:value="2.03286" calcext:value-type="float">
            <text:p>2.03286</text:p>
          </table:table-cell>
          <table:table-cell office:value-type="float" office:value="5.92364" calcext:value-type="float">
            <text:p>5.92364</text:p>
          </table:table-cell>
          <table:table-cell office:value-type="float" office:value="5.96077" calcext:value-type="float">
            <text:p>5.96077</text:p>
          </table:table-cell>
          <table:table-cell office:value-type="float" office:value="6.0218" calcext:value-type="float">
            <text:p>6.0218</text:p>
          </table:table-cell>
          <table:table-cell office:value-type="float" office:value="6.08884" calcext:value-type="float">
            <text:p>6.08884</text:p>
          </table:table-cell>
          <table:table-cell office:value-type="float" office:value="5.95182" calcext:value-type="float">
            <text:p>5.95182</text:p>
          </table:table-cell>
          <table:table-cell office:value-type="float" office:value="5.95978" calcext:value-type="float">
            <text:p>5.95978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74" calcext:value-type="float">
            <text:p>0.01674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JK-11</text:p>
          </table:table-cell>
          <table:table-cell office:value-type="float" office:value="0.00306" calcext:value-type="float">
            <text:p>0.00306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5 u</text:p>
          </table:table-cell>
          <table:table-cell office:value-type="string" calcext:value-type="string">
            <text:p>0.00111 u</text:p>
          </table:table-cell>
          <table:table-cell office:value-type="string" calcext:value-type="string">
            <text:p>0.00115 u</text:p>
          </table:table-cell>
          <table:table-cell office:value-type="string" calcext:value-type="string">
            <text:p>0.00111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43 u</text:p>
          </table:table-cell>
          <table:table-cell office:value-type="string" calcext:value-type="string">
            <text:p>0.00129 u</text:p>
          </table:table-cell>
          <table:table-cell office:value-type="string" calcext:value-type="string">
            <text:p>0.00120 u</text:p>
          </table:table-cell>
          <table:table-cell office:value-type="float" office:value="6.62347" calcext:value-type="float">
            <text:p>6.62347</text:p>
          </table:table-cell>
          <table:table-cell office:value-type="float" office:value="6.45419" calcext:value-type="float">
            <text:p>6.45419</text:p>
          </table:table-cell>
          <table:table-cell office:value-type="float" office:value="6.43282" calcext:value-type="float">
            <text:p>6.43282</text:p>
          </table:table-cell>
          <table:table-cell office:value-type="string" calcext:value-type="string">
            <text:p>Uncal</text:p>
          </table:table-cell>
          <table:table-cell office:value-type="float" office:value="6.23845" calcext:value-type="float">
            <text:p>6.23845</text:p>
          </table:table-cell>
          <table:table-cell office:value-type="float" office:value="6.35175" calcext:value-type="float">
            <text:p>6.35175</text:p>
          </table:table-cell>
          <table:table-cell office:value-type="float" office:value="6.51885" calcext:value-type="float">
            <text:p>6.51885</text:p>
          </table:table-cell>
          <table:table-cell office:value-type="float" office:value="6.5411" calcext:value-type="float">
            <text:p>6.5411</text:p>
          </table:table-cell>
          <table:table-cell office:value-type="float" office:value="6.46995" calcext:value-type="float">
            <text:p>6.46995</text:p>
          </table:table-cell>
          <table:table-cell office:value-type="float" office:value="6.31483" calcext:value-type="float">
            <text:p>6.31483</text:p>
          </table:table-cell>
          <table:table-cell office:value-type="float" office:value="6.32797" calcext:value-type="float">
            <text:p>6.32797</text:p>
          </table:table-cell>
          <table:table-cell office:value-type="float" office:value="6.22533" calcext:value-type="float">
            <text:p>6.22533</text:p>
          </table:table-cell>
          <table:table-cell office:value-type="string" calcext:value-type="string">
            <text:p>-0.00089 u</text:p>
          </table:table-cell>
          <table:table-cell office:value-type="string" calcext:value-type="string">
            <text:p>0.00117 u</text:p>
          </table:table-cell>
          <table:table-cell office:value-type="string" calcext:value-type="string">
            <text:p>0.00022 u</text:p>
          </table:table-cell>
          <table:table-cell table:number-columns-repeated="3" office:value-type="string" calcext:value-type="string">
            <text:p>Uncal</text:p>
          </table:table-cell>
          <table:table-cell office:value-type="float" office:value="1.12757" calcext:value-type="float">
            <text:p>1.12757</text:p>
          </table:table-cell>
          <table:table-cell office:value-type="float" office:value="1.09931" calcext:value-type="float">
            <text:p>1.09931</text:p>
          </table:table-cell>
          <table:table-cell office:value-type="float" office:value="1.17063" calcext:value-type="float">
            <text:p>1.17063</text:p>
          </table:table-cell>
          <table:table-cell office:value-type="string" calcext:value-type="string">
            <text:p>Uncal</text:p>
          </table:table-cell>
          <table:table-cell office:value-type="float" office:value="0.000336" calcext:value-type="float">
            <text:p>0.000336</text:p>
          </table:table-cell>
          <table:table-cell office:value-type="string" calcext:value-type="string">
            <text:p>Uncal</text:p>
          </table:table-cell>
          <table:table-cell office:value-type="float" office:value="0.73478" calcext:value-type="float">
            <text:p>0.73478</text:p>
          </table:table-cell>
          <table:table-cell office:value-type="float" office:value="0.73057" calcext:value-type="float">
            <text:p>0.73057</text:p>
          </table:table-cell>
          <table:table-cell office:value-type="float" office:value="0.74219" calcext:value-type="float">
            <text:p>0.74219</text:p>
          </table:table-cell>
          <table:table-cell office:value-type="float" office:value="0.74254" calcext:value-type="float">
            <text:p>0.74254</text:p>
          </table:table-cell>
          <table:table-cell office:value-type="float" office:value="0.73553" calcext:value-type="float">
            <text:p>0.73553</text:p>
          </table:table-cell>
          <table:table-cell office:value-type="float" office:value="0.72818" calcext:value-type="float">
            <text:p>0.72818</text:p>
          </table:table-cell>
          <table:table-cell table:number-columns-repeated="2" office:value-type="float" office:value="0.00036" calcext:value-type="float">
            <text:p>0.00036</text:p>
          </table:table-cell>
          <table:table-cell office:value-type="string" calcext:value-type="string">
            <text:p>0.0001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96593" calcext:value-type="float">
            <text:p>2.96593</text:p>
          </table:table-cell>
          <table:table-cell office:value-type="float" office:value="2.96674" calcext:value-type="float">
            <text:p>2.96674</text:p>
          </table:table-cell>
          <table:table-cell office:value-type="string" calcext:value-type="string">
            <text:p>Uncal</text:p>
          </table:table-cell>
          <table:table-cell office:value-type="float" office:value="2.87865" calcext:value-type="float">
            <text:p>2.87865</text:p>
          </table:table-cell>
          <table:table-cell office:value-type="float" office:value="2.86787" calcext:value-type="float">
            <text:p>2.86787</text:p>
          </table:table-cell>
          <table:table-cell office:value-type="float" office:value="2.32777" calcext:value-type="float">
            <text:p>2.32777</text:p>
          </table:table-cell>
          <table:table-cell office:value-type="float" office:value="2.30698" calcext:value-type="float">
            <text:p>2.30698</text:p>
          </table:table-cell>
          <table:table-cell office:value-type="float" office:value="2.12226" calcext:value-type="float">
            <text:p>2.12226</text:p>
          </table:table-cell>
          <table:table-cell office:value-type="float" office:value="2.08717" calcext:value-type="float">
            <text:p>2.08717</text:p>
          </table:table-cell>
          <table:table-cell office:value-type="float" office:value="6.00144" calcext:value-type="float">
            <text:p>6.00144</text:p>
          </table:table-cell>
          <table:table-cell office:value-type="float" office:value="6.0208" calcext:value-type="float">
            <text:p>6.0208</text:p>
          </table:table-cell>
          <table:table-cell office:value-type="float" office:value="6.09782" calcext:value-type="float">
            <text:p>6.09782</text:p>
          </table:table-cell>
          <table:table-cell office:value-type="float" office:value="6.1468" calcext:value-type="float">
            <text:p>6.1468</text:p>
          </table:table-cell>
          <table:table-cell office:value-type="float" office:value="6.07389" calcext:value-type="float">
            <text:p>6.07389</text:p>
          </table:table-cell>
          <table:table-cell office:value-type="float" office:value="6.04011" calcext:value-type="float">
            <text:p>6.0401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708" calcext:value-type="float">
            <text:p>0.01708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 TAP</text:p>
          </table:table-cell>
          <table:table-cell table:number-columns-repeated="64"/>
        </table:table-row>
        <table:table-row table:style-name="ro1">
          <table:table-cell office:value-type="time" office:time-value="PT06H01M00S" calcext:value-type="time">
            <text:p>06:01:00</text:p>
          </table:table-cell>
          <table:table-cell office:value-type="string" calcext:value-type="string">
            <text:p>JK-11</text:p>
          </table:table-cell>
          <table:table-cell table:number-columns-repeated="64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JK-12</text:p>
          </table:table-cell>
          <table:table-cell table:number-columns-repeated="64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TH-01</text:p>
          </table:table-cell>
          <table:table-cell table:number-columns-repeated="64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TH-16</text:p>
          </table:table-cell>
          <table:table-cell table:number-columns-repeated="64"/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KWY-01</text:p>
          </table:table-cell>
          <table:table-cell table:number-columns-repeated="64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KWY-02</text:p>
          </table:table-cell>
          <table:table-cell table:number-columns-repeated="64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BK-11</text:p>
          </table:table-cell>
          <table:table-cell table:number-columns-repeated="64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MKRIV-1</text:p>
          </table:table-cell>
          <table:table-cell table:number-columns-repeated="64"/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MKS-1</text:p>
          </table:table-cell>
          <table:table-cell table:number-columns-repeated="64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MKS-4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 TAP</text:p>
          </table:table-cell>
          <table:table-cell table:number-columns-repeated="64"/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MKS-5</text:p>
          </table:table-cell>
          <table:table-cell table:number-columns-repeated="64"/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MKS-6</text:p>
          </table:table-cell>
          <table:table-cell table:number-columns-repeated="64"/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MKS-7</text:p>
          </table:table-cell>
          <table:table-cell table:number-columns-repeated="64"/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MKS-8</text:p>
          </table:table-cell>
          <table:table-cell table:number-columns-repeated="64"/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MKS-9</text:p>
          </table:table-cell>
          <table:table-cell table:number-columns-repeated="64"/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MKS-9B</text:p>
          </table:table-cell>
          <table:table-cell table:number-columns-repeated="64"/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MKS-14</text:p>
          </table:table-cell>
          <table:table-cell table:number-columns-repeated="64"/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MKS-18</text:p>
          </table:table-cell>
          <table:table-cell table:number-columns-repeated="64"/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MKS-18B</text:p>
          </table:table-cell>
          <table:table-cell table:number-columns-repeated="64"/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MKS-22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 TAP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MKS-22B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MKS-24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END OF RUN</text:p>
          </table:table-cell>
          <table:table-cell table:number-columns-repeated="64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END OF RUN</text:p>
          </table:table-cell>
          <table:table-cell table:number-columns-repeated="64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Nep23-137</text:p>
          </table:table-cell>
          <table:table-cell table:number-columns-repeated="64"/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Nep23-138</text:p>
          </table:table-cell>
          <table:table-cell table:number-columns-repeated="64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Nep23-139</text:p>
          </table:table-cell>
          <table:table-cell table:number-columns-repeated="64"/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Nep23-140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Thalo 28 April</text:p>
          </table:table-cell>
          <table:table-cell table:number-columns-repeated="64"/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Thalo 15 May</text:p>
          </table:table-cell>
          <table:table-cell table:number-columns-repeated="64"/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halo 29 May</text:p>
          </table:table-cell>
          <table:table-cell table:number-columns-repeated="64"/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Thalo 16 June</text:p>
          </table:table-cell>
          <table:table-cell table:number-columns-repeated="64"/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Thalo 30 June</text:p>
          </table:table-cell>
          <table:table-cell table:number-columns-repeated="64"/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Thalo 17 July</text:p>
          </table:table-cell>
          <table:table-cell table:number-columns-repeated="64"/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Thalo 31 July</text:p>
          </table:table-cell>
          <table:table-cell table:number-columns-repeated="64"/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Thalo 18 August</text:p>
          </table:table-cell>
          <table:table-cell table:number-columns-repeated="64"/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Thalo 01 September</text:p>
          </table:table-cell>
          <table:table-cell table:number-columns-repeated="64"/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Thalo 18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Thalo 02 October</text:p>
          </table:table-cell>
          <table:table-cell table:number-columns-repeated="64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Kyul 05 May</text:p>
          </table:table-cell>
          <table:table-cell table:number-columns-repeated="64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Kyul 15 May</text:p>
          </table:table-cell>
          <table:table-cell table:number-columns-repeated="64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Kyul 29 May</text:p>
          </table:table-cell>
          <table:table-cell table:number-columns-repeated="64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Kyul 16 June</text:p>
          </table:table-cell>
          <table:table-cell table:number-columns-repeated="64"/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Kyul 30 June</text:p>
          </table:table-cell>
          <table:table-cell table:number-columns-repeated="64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Kyul 17 July</text:p>
          </table:table-cell>
          <table:table-cell table:number-columns-repeated="64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Kyul 31 July</text:p>
          </table:table-cell>
          <table:table-cell table:number-columns-repeated="64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Kyul 18 August</text:p>
          </table:table-cell>
          <table:table-cell table:number-columns-repeated="64"/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Kyul 01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Kyul 18 September</text:p>
          </table:table-cell>
          <table:table-cell table:number-columns-repeated="64"/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Kyul 02 October</text:p>
          </table:table-cell>
          <table:table-cell table:number-columns-repeated="64"/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3-101R</text:p>
          </table:table-cell>
          <table:table-cell table:number-columns-repeated="64"/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3-120R</text:p>
          </table:table-cell>
          <table:table-cell table:number-columns-repeated="64"/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3-130R</text:p>
          </table:table-cell>
          <table:table-cell table:number-columns-repeated="64"/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3-140R</text:p>
          </table:table-cell>
          <table:table-cell table:number-columns-repeated="64"/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3-111R</text:p>
          </table:table-cell>
          <table:table-cell table:number-columns-repeated="64"/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Nep23-132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3-123R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Sea2007-07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Sea2007-08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Sea2007-09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21T12:54:51.849000000</meta:creation-date>
    <dc:date>2024-11-21T12:55:23.042000000</dc:date>
    <meta:editing-duration>PT31S</meta:editing-duration>
    <meta:editing-cycles>1</meta:editing-cycles>
    <meta:document-statistic meta:table-count="1" meta:cell-count="2014" meta:object-count="0"/>
    <meta:generator>LibreOffice/6.4.5.2$Windows_X86_64 LibreOffice_project/a726b36747cf2001e06b58ad5db1aa3a9a1872d6</meta:generator>
  </office:meta>
</office:document-meta>
</file>